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ourier New" svg:font-family="Courier New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fo:background-color="#ffffff" style:vertical-align="top" fo:padding-top="0.079cm" fo:border-top="#000000 0.009cm solid" fo:padding-bottom="0.079cm" fo:border-bottom="#000000 0.009cm solid" fo:padding-left="0.079cm" fo:border-left="#000000 0.009cm solid" fo:padding-right="0.079cm" fo:border-right="#000000 0.009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Cell2" style:family="table-cell">
      <style:table-cell-properties fo:background-color="#ffffff" style:vertical-align="top" fo:padding-top="0.079cm" fo:border-top="#000000 0.009cm solid" fo:padding-bottom="0.079cm" fo:border-bottom="#000000 0.009cm solid" fo:padding-left="0.079cm" fo:border-left="#000000 0.009cm solid" fo:padding-right="0.079cm" fo:border-right="#000000 0.009cm solid"/>
    </style:style>
    <style:style style:name="P3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3_1" style:family="text"/>
    <style:style style:name="T3_2" style:family="text">
      <style:text-properties style:text-line-through-style="none" fo:font-style="normal" style:font-style-asian="normal" style:font-style-complex="normal" fo:color="#0000ee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solid" style:text-underline-color="font-color"/>
    </style:style>
    <style:style style:name="T3_3" style:family="text"/>
    <style:style style:name="T3_4" style:family="text">
      <style:text-properties style:text-line-through-style="none" fo:font-style="normal" style:font-style-asian="normal" style:font-style-complex="normal" fo:color="#0000ee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solid" style:text-underline-color="font-color"/>
    </style:style>
    <style:style style:name="T3_5" style:family="text"/>
    <style:style style:name="T3_6" style:family="text">
      <style:text-properties style:text-line-through-style="none" fo:font-style="normal" style:font-style-asian="normal" style:font-style-complex="normal" fo:color="#0000ee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P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P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_1" style:family="text"/>
    <style:style style:name="P1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P1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>
      <style:text-properties fo:color="#0000ee" style:text-underline-style="solid" style:text-underline-color="font-color"/>
    </style:style>
    <style:style style:name="T11_5" style:family="text"/>
    <style:style style:name="T11_6" style:family="text">
      <style:text-properties fo:color="#0000ee" style:text-underline-style="solid" style:text-underline-color="font-color"/>
    </style:style>
    <style:style style:name="T11_7" style:family="text"/>
    <style:style style:name="T11_8" style:family="text">
      <style:text-properties fo:color="#0000ee" style:text-underline-style="solid" style:text-underline-color="font-color"/>
    </style:style>
    <style:style style:name="T11_9" style:family="text"/>
    <style:style style:name="T11_10" style:family="text">
      <style:text-properties fo:color="#0000ee" style:text-underline-style="solid" style:text-underline-color="font-color"/>
    </style:style>
    <style:style style:name="T11_11" style:family="text"/>
    <style:style style:name="T11_12" style:family="text">
      <style:text-properties fo:color="#0000ee" style:text-underline-style="solid" style:text-underline-color="font-color"/>
    </style:style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P1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13" style:family="paragraph" style:parent-style-name="Heading_20_3">
      <style:paragraph-properties fo:break-before="auto" fo:line-height="100%" fo:margin-top="0cm" style:writing-mode="lr-tb"/>
    </style:style>
    <style:style style:name="T13_1" style:family="text">
      <style:text-properties style:font-name="Courier New" style:font-name-asian="Courier New" style:font-name-complex="Courier New"/>
    </style:style>
    <style:style style:name="T13_2" style:family="text">
      <style:text-properties style:font-name="Courier New" style:font-name-asian="Courier New" style:font-name-complex="Courier New"/>
    </style:style>
    <style:style style:name="T13_3" style:family="text">
      <style:text-properties style:font-name="Courier New" style:font-name-asian="Courier New" style:font-name-complex="Courier New"/>
    </style:style>
    <style:style style:name="T13_4" style:family="text">
      <style:text-properties style:font-name="Courier New" style:font-name-asian="Courier New" style:font-name-complex="Courier New"/>
    </style:style>
    <style:style style:name="T13_5" style:family="text">
      <style:text-properties style:font-name="Courier New" style:font-name-asian="Courier New" style:font-name-complex="Courier New"/>
    </style:style>
    <style:style style:name="T13_6" style:family="text">
      <style:text-properties style:font-name="Courier New" style:font-name-asian="Courier New" style:font-name-complex="Courier New"/>
    </style:style>
    <style:style style:name="T13_7" style:family="text">
      <style:text-properties style:font-name="Courier New" style:font-name-asian="Courier New" style:font-name-complex="Courier New"/>
    </style:style>
    <style:style style:name="P1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4_1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5_1" style:family="text">
      <style:text-properties style:font-name="Courier New" style:font-name-asian="Courier New" style:font-name-complex="Courier New"/>
    </style:style>
    <style:style style:name="T15_2" style:family="text">
      <style:text-properties style:font-name="Courier New" style:font-name-asian="Courier New" style:font-name-complex="Courier New"/>
    </style:style>
    <style:style style:name="T15_3" style:family="text">
      <style:text-properties style:font-name="Courier New" style:font-name-asian="Courier New" style:font-name-complex="Courier New"/>
    </style:style>
    <style:style style:name="T15_4" style:family="text">
      <style:text-properties style:font-name="Courier New" style:font-name-asian="Courier New" style:font-name-complex="Courier New"/>
    </style:style>
    <style:style style:name="T15_5" style:family="text">
      <style:text-properties style:font-name="Courier New" style:font-name-asian="Courier New" style:font-name-complex="Courier New"/>
    </style:style>
    <style:style style:name="T15_6" style:family="text">
      <style:text-properties style:font-name="Courier New" style:font-name-asian="Courier New" style:font-name-complex="Courier New"/>
    </style:style>
    <style:style style:name="T15_7" style:family="text">
      <style:text-properties style:font-name="Courier New" style:font-name-asian="Courier New" style:font-name-complex="Courier New"/>
    </style:style>
    <style:style style:name="P1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P1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7_1" style:family="text">
      <style:text-properties style:font-name="Courier New" style:font-name-asian="Courier New" style:font-name-complex="Courier New"/>
    </style:style>
    <style:style style:name="T17_2" style:family="text">
      <style:text-properties style:font-name="Courier New" style:font-name-asian="Courier New" style:font-name-complex="Courier New"/>
    </style:style>
    <style:style style:name="T17_3" style:family="text">
      <style:text-properties style:font-name="Courier New" style:font-name-asian="Courier New" style:font-name-complex="Courier New"/>
    </style:style>
    <style:style style:name="T17_4" style:family="text">
      <style:text-properties style:font-name="Courier New" style:font-name-asian="Courier New" style:font-name-complex="Courier New"/>
    </style:style>
    <style:style style:name="T17_5" style:family="text">
      <style:text-properties style:font-name="Courier New" style:font-name-asian="Courier New" style:font-name-complex="Courier New"/>
    </style:style>
    <style:style style:name="T17_6" style:family="text">
      <style:text-properties style:font-name="Courier New" style:font-name-asian="Courier New" style:font-name-complex="Courier New"/>
    </style:style>
    <style:style style:name="T17_7" style:family="text">
      <style:text-properties style:font-name="Courier New" style:font-name-asian="Courier New" style:font-name-complex="Courier New"/>
    </style:style>
    <style:style style:name="P1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P1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9_1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0_1" style:family="text">
      <style:text-properties style:font-name="Courier New" style:font-name-asian="Courier New" style:font-name-complex="Courier New"/>
    </style:style>
    <style:style style:name="T20_2" style:family="text">
      <style:text-properties style:font-name="Courier New" style:font-name-asian="Courier New" style:font-name-complex="Courier New"/>
    </style:style>
    <style:style style:name="T20_3" style:family="text">
      <style:text-properties style:font-name="Courier New" style:font-name-asian="Courier New" style:font-name-complex="Courier New"/>
    </style:style>
    <style:style style:name="T20_4" style:family="text">
      <style:text-properties style:font-name="Courier New" style:font-name-asian="Courier New" style:font-name-complex="Courier New"/>
    </style:style>
    <style:style style:name="P2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1_1" style:family="text">
      <style:text-properties style:font-name="Courier New" style:font-name-asian="Courier New" style:font-name-complex="Courier New"/>
    </style:style>
    <style:style style:name="T21_2" style:family="text">
      <style:text-properties style:font-name="Courier New" style:font-name-asian="Courier New" style:font-name-complex="Courier New"/>
    </style:style>
    <style:style style:name="T21_3" style:family="text">
      <style:text-properties style:font-name="Courier New" style:font-name-asian="Courier New" style:font-name-complex="Courier New"/>
    </style:style>
    <style:style style:name="T21_4" style:family="text">
      <style:text-properties style:font-name="Courier New" style:font-name-asian="Courier New" style:font-name-complex="Courier New"/>
    </style:style>
    <style:style style:name="P2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P2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24" style:family="paragraph" style:parent-style-name="Heading_20_3">
      <style:paragraph-properties fo:break-before="auto" fo:line-height="100%" fo:margin-top="0cm" style:writing-mode="lr-tb"/>
    </style:style>
    <style:style style:name="T24_1" style:family="text">
      <style:text-properties style:font-name="Courier New" style:font-name-asian="Courier New" style:font-name-complex="Courier New"/>
    </style:style>
    <style:style style:name="T24_2" style:family="text">
      <style:text-properties style:font-name="Courier New" style:font-name-asian="Courier New" style:font-name-complex="Courier New"/>
    </style:style>
    <style:style style:name="T24_3" style:family="text">
      <style:text-properties style:font-name="Courier New" style:font-name-asian="Courier New" style:font-name-complex="Courier New"/>
    </style:style>
    <style:style style:name="T24_4" style:family="text">
      <style:text-properties style:font-name="Courier New" style:font-name-asian="Courier New" style:font-name-complex="Courier New"/>
    </style:style>
    <style:style style:name="T24_5" style:family="text">
      <style:text-properties style:font-name="Courier New" style:font-name-asian="Courier New" style:font-name-complex="Courier New"/>
    </style:style>
    <style:style style:name="T24_6" style:family="text">
      <style:text-properties style:font-name="Courier New" style:font-name-asian="Courier New" style:font-name-complex="Courier New"/>
    </style:style>
    <style:style style:name="T24_7" style:family="text">
      <style:text-properties style:font-name="Courier New" style:font-name-asian="Courier New" style:font-name-complex="Courier New"/>
    </style:style>
    <style:style style:name="P2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5_1" style:family="text">
      <style:text-properties fo:font-weight="bold" style:font-weight-asian="bold" style:font-weight-complex="bold"/>
    </style:style>
    <style:style style:name="P2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6_1" style:family="text">
      <style:text-properties style:font-name="Courier New" style:font-name-asian="Courier New" style:font-name-complex="Courier New"/>
    </style:style>
    <style:style style:name="T26_2" style:family="text">
      <style:text-properties style:font-name="Courier New" style:font-name-asian="Courier New" style:font-name-complex="Courier New"/>
    </style:style>
    <style:style style:name="T26_3" style:family="text">
      <style:text-properties style:font-name="Courier New" style:font-name-asian="Courier New" style:font-name-complex="Courier New"/>
    </style:style>
    <style:style style:name="T26_4" style:family="text">
      <style:text-properties style:font-name="Courier New" style:font-name-asian="Courier New" style:font-name-complex="Courier New"/>
    </style:style>
    <style:style style:name="T26_5" style:family="text">
      <style:text-properties style:font-name="Courier New" style:font-name-asian="Courier New" style:font-name-complex="Courier New"/>
    </style:style>
    <style:style style:name="T26_6" style:family="text">
      <style:text-properties style:font-name="Courier New" style:font-name-asian="Courier New" style:font-name-complex="Courier New"/>
    </style:style>
    <style:style style:name="T26_7" style:family="text">
      <style:text-properties style:font-name="Courier New" style:font-name-asian="Courier New" style:font-name-complex="Courier New"/>
    </style:style>
    <style:style style:name="P2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P2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8_1" style:family="text">
      <style:text-properties style:font-name="Courier New" style:font-name-asian="Courier New" style:font-name-complex="Courier New"/>
    </style:style>
    <style:style style:name="T28_2" style:family="text">
      <style:text-properties style:font-name="Courier New" style:font-name-asian="Courier New" style:font-name-complex="Courier New"/>
    </style:style>
    <style:style style:name="T28_3" style:family="text">
      <style:text-properties style:font-name="Courier New" style:font-name-asian="Courier New" style:font-name-complex="Courier New"/>
    </style:style>
    <style:style style:name="T28_4" style:family="text">
      <style:text-properties style:font-name="Courier New" style:font-name-asian="Courier New" style:font-name-complex="Courier New"/>
    </style:style>
    <style:style style:name="T28_5" style:family="text">
      <style:text-properties style:font-name="Courier New" style:font-name-asian="Courier New" style:font-name-complex="Courier New"/>
    </style:style>
    <style:style style:name="T28_6" style:family="text">
      <style:text-properties style:font-name="Courier New" style:font-name-asian="Courier New" style:font-name-complex="Courier New"/>
    </style:style>
    <style:style style:name="T28_7" style:family="text">
      <style:text-properties style:font-name="Courier New" style:font-name-asian="Courier New" style:font-name-complex="Courier New"/>
    </style:style>
    <style:style style:name="T28_8" style:family="text">
      <style:text-properties style:font-name="Courier New" style:font-name-asian="Courier New" style:font-name-complex="Courier New"/>
    </style:style>
    <style:style style:name="T28_9" style:family="text">
      <style:text-properties style:font-name="Courier New" style:font-name-asian="Courier New" style:font-name-complex="Courier New"/>
    </style:style>
    <style:style style:name="T28_10" style:family="text">
      <style:text-properties style:font-name="Courier New" style:font-name-asian="Courier New" style:font-name-complex="Courier New"/>
    </style:style>
    <style:style style:name="T28_11" style:family="text">
      <style:text-properties style:font-name="Courier New" style:font-name-asian="Courier New" style:font-name-complex="Courier New"/>
    </style:style>
    <style:style style:name="P2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P3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0_1" style:family="text"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1_1" style:family="text">
      <style:text-properties style:font-name="Courier New" style:font-name-asian="Courier New" style:font-name-complex="Courier New"/>
    </style:style>
    <style:style style:name="T31_2" style:family="text">
      <style:text-properties style:font-name="Courier New" style:font-name-asian="Courier New" style:font-name-complex="Courier New"/>
    </style:style>
    <style:style style:name="T31_3" style:family="text">
      <style:text-properties style:font-name="Courier New" style:font-name-asian="Courier New" style:font-name-complex="Courier New"/>
    </style:style>
    <style:style style:name="T31_4" style:family="text">
      <style:text-properties style:font-name="Courier New" style:font-name-asian="Courier New" style:font-name-complex="Courier New"/>
    </style:style>
    <style:style style:name="P3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2_1" style:family="text">
      <style:text-properties style:font-name="Courier New" style:font-name-asian="Courier New" style:font-name-complex="Courier New"/>
    </style:style>
    <style:style style:name="T32_2" style:family="text">
      <style:text-properties style:font-name="Courier New" style:font-name-asian="Courier New" style:font-name-complex="Courier New"/>
    </style:style>
    <style:style style:name="T32_3" style:family="text">
      <style:text-properties style:font-name="Courier New" style:font-name-asian="Courier New" style:font-name-complex="Courier New"/>
    </style:style>
    <style:style style:name="T32_4" style:family="text">
      <style:text-properties style:font-name="Courier New" style:font-name-asian="Courier New" style:font-name-complex="Courier New"/>
    </style:style>
    <style:style style:name="P3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3_1" style:family="text">
      <style:text-properties style:font-name="Courier New" style:font-name-asian="Courier New" style:font-name-complex="Courier New"/>
    </style:style>
    <style:style style:name="T33_2" style:family="text">
      <style:text-properties style:font-name="Courier New" style:font-name-asian="Courier New" style:font-name-complex="Courier New"/>
    </style:style>
    <style:style style:name="T33_3" style:family="text">
      <style:text-properties style:font-name="Courier New" style:font-name-asian="Courier New" style:font-name-complex="Courier New"/>
    </style:style>
    <style:style style:name="T33_4" style:family="text">
      <style:text-properties style:font-name="Courier New" style:font-name-asian="Courier New" style:font-name-complex="Courier New"/>
    </style:style>
    <style:style style:name="P3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4_1" style:family="text"/>
    <style:style style:name="T34_2" style:family="text">
      <style:text-properties style:font-name="Courier New" style:font-name-asian="Courier New" style:font-name-complex="Courier New"/>
    </style:style>
    <style:style style:name="T34_3" style:family="text">
      <style:text-properties style:font-name="Courier New" style:font-name-asian="Courier New" style:font-name-complex="Courier New"/>
    </style:style>
    <style:style style:name="T34_4" style:family="text">
      <style:text-properties style:font-name="Courier New" style:font-name-asian="Courier New" style:font-name-complex="Courier New"/>
    </style:style>
    <style:style style:name="T34_5" style:family="text">
      <style:text-properties style:font-name="Courier New" style:font-name-asian="Courier New" style:font-name-complex="Courier New"/>
    </style:style>
    <style:style style:name="P3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P3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37" style:family="paragraph" style:parent-style-name="Heading_20_3">
      <style:paragraph-properties fo:break-before="auto" fo:line-height="100%" fo:margin-top="0cm" style:writing-mode="lr-tb"/>
    </style:style>
    <style:style style:name="T37_1" style:family="text">
      <style:text-properties style:font-name="Courier New" style:font-name-asian="Courier New" style:font-name-complex="Courier New"/>
    </style:style>
    <style:style style:name="T37_2" style:family="text">
      <style:text-properties style:font-name="Courier New" style:font-name-asian="Courier New" style:font-name-complex="Courier New"/>
    </style:style>
    <style:style style:name="T37_3" style:family="text">
      <style:text-properties style:font-name="Courier New" style:font-name-asian="Courier New" style:font-name-complex="Courier New"/>
    </style:style>
    <style:style style:name="T37_4" style:family="text">
      <style:text-properties style:font-name="Courier New" style:font-name-asian="Courier New" style:font-name-complex="Courier New"/>
    </style:style>
    <style:style style:name="T37_5" style:family="text">
      <style:text-properties style:font-name="Courier New" style:font-name-asian="Courier New" style:font-name-complex="Courier New"/>
    </style:style>
    <style:style style:name="T37_6" style:family="text">
      <style:text-properties style:font-name="Courier New" style:font-name-asian="Courier New" style:font-name-complex="Courier New"/>
    </style:style>
    <style:style style:name="T37_7" style:family="text">
      <style:text-properties style:font-name="Courier New" style:font-name-asian="Courier New" style:font-name-complex="Courier New"/>
    </style:style>
    <style:style style:name="P3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8_1" style:family="text">
      <style:text-properties fo:font-weight="bold" style:font-weight-asian="bold" style:font-weight-complex="bold"/>
    </style:style>
    <style:style style:name="P3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9_1" style:family="text">
      <style:text-properties style:font-name="Courier New" style:font-name-asian="Courier New" style:font-name-complex="Courier New"/>
    </style:style>
    <style:style style:name="T39_2" style:family="text">
      <style:text-properties style:font-name="Courier New" style:font-name-asian="Courier New" style:font-name-complex="Courier New"/>
    </style:style>
    <style:style style:name="T39_3" style:family="text">
      <style:text-properties style:font-name="Courier New" style:font-name-asian="Courier New" style:font-name-complex="Courier New"/>
    </style:style>
    <style:style style:name="T39_4" style:family="text">
      <style:text-properties style:font-name="Courier New" style:font-name-asian="Courier New" style:font-name-complex="Courier New"/>
    </style:style>
    <style:style style:name="T39_5" style:family="text">
      <style:text-properties style:font-name="Courier New" style:font-name-asian="Courier New" style:font-name-complex="Courier New"/>
    </style:style>
    <style:style style:name="T39_6" style:family="text">
      <style:text-properties style:font-name="Courier New" style:font-name-asian="Courier New" style:font-name-complex="Courier New"/>
    </style:style>
    <style:style style:name="T39_7" style:family="text">
      <style:text-properties style:font-name="Courier New" style:font-name-asian="Courier New" style:font-name-complex="Courier New"/>
    </style:style>
    <style:style style:name="P4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P4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1_1" style:family="text">
      <style:text-properties style:font-name="Courier New" style:font-name-asian="Courier New" style:font-name-complex="Courier New"/>
    </style:style>
    <style:style style:name="T41_2" style:family="text">
      <style:text-properties style:font-name="Courier New" style:font-name-asian="Courier New" style:font-name-complex="Courier New"/>
    </style:style>
    <style:style style:name="T41_3" style:family="text">
      <style:text-properties style:font-name="Courier New" style:font-name-asian="Courier New" style:font-name-complex="Courier New"/>
    </style:style>
    <style:style style:name="T41_4" style:family="text">
      <style:text-properties style:font-name="Courier New" style:font-name-asian="Courier New" style:font-name-complex="Courier New"/>
    </style:style>
    <style:style style:name="T41_5" style:family="text">
      <style:text-properties style:font-name="Courier New" style:font-name-asian="Courier New" style:font-name-complex="Courier New"/>
    </style:style>
    <style:style style:name="T41_6" style:family="text">
      <style:text-properties style:font-name="Courier New" style:font-name-asian="Courier New" style:font-name-complex="Courier New"/>
    </style:style>
    <style:style style:name="T41_7" style:family="text">
      <style:text-properties style:font-name="Courier New" style:font-name-asian="Courier New" style:font-name-complex="Courier New"/>
    </style:style>
    <style:style style:name="T41_8" style:family="text">
      <style:text-properties style:font-name="Courier New" style:font-name-asian="Courier New" style:font-name-complex="Courier New"/>
    </style:style>
    <style:style style:name="T41_9" style:family="text">
      <style:text-properties style:font-name="Courier New" style:font-name-asian="Courier New" style:font-name-complex="Courier New"/>
    </style:style>
    <style:style style:name="P4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P4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3_1" style:family="text">
      <style:text-properties fo:font-weight="bold" style:font-weight-asian="bold" style:font-weight-complex="bold"/>
    </style:style>
    <style:style style:name="P4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4_1" style:family="text">
      <style:text-properties style:font-name="Courier New" style:font-name-asian="Courier New" style:font-name-complex="Courier New"/>
    </style:style>
    <style:style style:name="T44_2" style:family="text">
      <style:text-properties style:font-name="Courier New" style:font-name-asian="Courier New" style:font-name-complex="Courier New"/>
    </style:style>
    <style:style style:name="T44_3" style:family="text">
      <style:text-properties style:font-name="Courier New" style:font-name-asian="Courier New" style:font-name-complex="Courier New"/>
    </style:style>
    <style:style style:name="T44_4" style:family="text">
      <style:text-properties style:font-name="Courier New" style:font-name-asian="Courier New" style:font-name-complex="Courier New"/>
    </style:style>
    <style:style style:name="P4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5_1" style:family="text">
      <style:text-properties style:font-name="Courier New" style:font-name-asian="Courier New" style:font-name-complex="Courier New"/>
    </style:style>
    <style:style style:name="T45_2" style:family="text">
      <style:text-properties style:font-name="Courier New" style:font-name-asian="Courier New" style:font-name-complex="Courier New"/>
    </style:style>
    <style:style style:name="T45_3" style:family="text">
      <style:text-properties style:font-name="Courier New" style:font-name-asian="Courier New" style:font-name-complex="Courier New"/>
    </style:style>
    <style:style style:name="T45_4" style:family="text">
      <style:text-properties style:font-name="Courier New" style:font-name-asian="Courier New" style:font-name-complex="Courier New"/>
    </style:style>
    <style:style style:name="P4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P4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7_1" style:family="text">
      <style:text-properties style:font-name="Courier New" style:font-name-asian="Courier New" style:font-name-complex="Courier New"/>
    </style:style>
    <style:style style:name="T47_2" style:family="text">
      <style:text-properties style:font-name="Courier New" style:font-name-asian="Courier New" style:font-name-complex="Courier New"/>
    </style:style>
    <style:style style:name="T47_3" style:family="text">
      <style:text-properties style:font-name="Courier New" style:font-name-asian="Courier New" style:font-name-complex="Courier New"/>
    </style:style>
    <style:style style:name="T47_4" style:family="text">
      <style:text-properties style:font-name="Courier New" style:font-name-asian="Courier New" style:font-name-complex="Courier New"/>
    </style:style>
    <style:style style:name="P4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8_1" style:family="text">
      <style:text-properties style:font-name="Courier New" style:font-name-asian="Courier New" style:font-name-complex="Courier New"/>
    </style:style>
    <style:style style:name="T48_2" style:family="text">
      <style:text-properties style:font-name="Courier New" style:font-name-asian="Courier New" style:font-name-complex="Courier New"/>
    </style:style>
    <style:style style:name="T48_3" style:family="text">
      <style:text-properties style:font-name="Courier New" style:font-name-asian="Courier New" style:font-name-complex="Courier New"/>
    </style:style>
    <style:style style:name="T48_4" style:family="text">
      <style:text-properties style:font-name="Courier New" style:font-name-asian="Courier New" style:font-name-complex="Courier New"/>
    </style:style>
    <style:style style:name="T48_5" style:family="text">
      <style:text-properties style:font-name="Courier New" style:font-name-asian="Courier New" style:font-name-complex="Courier New"/>
    </style:style>
    <style:style style:name="T48_6" style:family="text">
      <style:text-properties style:font-name="Courier New" style:font-name-asian="Courier New" style:font-name-complex="Courier New"/>
    </style:style>
    <style:style style:name="T48_7" style:family="text">
      <style:text-properties style:font-name="Courier New" style:font-name-asian="Courier New" style:font-name-complex="Courier New"/>
    </style:style>
    <style:style style:name="T48_8" style:family="text">
      <style:text-properties style:font-name="Courier New" style:font-name-asian="Courier New" style:font-name-complex="Courier New"/>
    </style:style>
    <style:style style:name="T48_9" style:family="text">
      <style:text-properties style:font-name="Courier New" style:font-name-asian="Courier New" style:font-name-complex="Courier New"/>
    </style:style>
    <style:style style:name="T48_10" style:family="text">
      <style:text-properties style:font-name="Courier New" style:font-name-asian="Courier New" style:font-name-complex="Courier New"/>
    </style:style>
    <style:style style:name="T48_11" style:family="text">
      <style:text-properties style:font-name="Courier New" style:font-name-asian="Courier New" style:font-name-complex="Courier New"/>
    </style:style>
    <style:style style:name="T48_12" style:family="text">
      <style:text-properties style:font-name="Courier New" style:font-name-asian="Courier New" style:font-name-complex="Courier New"/>
    </style:style>
    <style:style style:name="P4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  <style:text-properties style:font-name="Courier New" style:font-name-asian="Courier New" style:font-name-complex="Courier New"/>
    </style:style>
    <style:style style:name="P50" style:family="paragraph" style:parent-style-name="Heading_20_3">
      <style:paragraph-properties fo:break-before="auto" fo:line-height="100%" fo:margin-top="0cm" style:writing-mode="lr-tb"/>
    </style:style>
    <style:style style:name="T50_1" style:family="text">
      <style:text-properties style:font-name="Courier New" style:font-name-asian="Courier New" style:font-name-complex="Courier New"/>
    </style:style>
    <style:style style:name="T50_2" style:family="text">
      <style:text-properties style:font-name="Courier New" style:font-name-asian="Courier New" style:font-name-complex="Courier New"/>
    </style:style>
    <style:style style:name="T50_3" style:family="text">
      <style:text-properties style:font-name="Courier New" style:font-name-asian="Courier New" style:font-name-complex="Courier New"/>
    </style:style>
    <style:style style:name="T50_4" style:family="text">
      <style:text-properties style:font-name="Courier New" style:font-name-asian="Courier New" style:font-name-complex="Courier New"/>
    </style:style>
    <style:style style:name="T50_5" style:family="text">
      <style:text-properties style:font-name="Courier New" style:font-name-asian="Courier New" style:font-name-complex="Courier New"/>
    </style:style>
    <style:style style:name="T50_6" style:family="text">
      <style:text-properties style:font-name="Courier New" style:font-name-asian="Courier New" style:font-name-complex="Courier New"/>
    </style:style>
    <style:style style:name="T50_7" style:family="text">
      <style:text-properties style:font-name="Courier New" style:font-name-asian="Courier New" style:font-name-complex="Courier New"/>
    </style:style>
    <style:style style:name="P5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1_1" style:family="text">
      <style:text-properties fo:font-weight="bold" style:font-weight-asian="bold" style:font-weight-complex="bold"/>
    </style:style>
    <style:style style:name="P5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2_1" style:family="text">
      <style:text-properties style:font-name="Courier New" style:font-name-asian="Courier New" style:font-name-complex="Courier New"/>
    </style:style>
    <style:style style:name="T52_2" style:family="text">
      <style:text-properties style:font-name="Courier New" style:font-name-asian="Courier New" style:font-name-complex="Courier New"/>
    </style:style>
    <style:style style:name="T52_3" style:family="text">
      <style:text-properties style:font-name="Courier New" style:font-name-asian="Courier New" style:font-name-complex="Courier New"/>
    </style:style>
    <style:style style:name="T52_4" style:family="text">
      <style:text-properties style:font-name="Courier New" style:font-name-asian="Courier New" style:font-name-complex="Courier New"/>
    </style:style>
    <style:style style:name="T52_5" style:family="text">
      <style:text-properties style:font-name="Courier New" style:font-name-asian="Courier New" style:font-name-complex="Courier New"/>
    </style:style>
    <style:style style:name="T52_6" style:family="text">
      <style:text-properties style:font-name="Courier New" style:font-name-asian="Courier New" style:font-name-complex="Courier New"/>
    </style:style>
    <style:style style:name="T52_7" style:family="text">
      <style:text-properties style:font-name="Courier New" style:font-name-asian="Courier New" style:font-name-complex="Courier New"/>
    </style:style>
    <style:style style:name="P5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P5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4_1" style:family="text">
      <style:text-properties style:font-name="Courier New" style:font-name-asian="Courier New" style:font-name-complex="Courier New"/>
    </style:style>
    <style:style style:name="T54_2" style:family="text">
      <style:text-properties style:font-name="Courier New" style:font-name-asian="Courier New" style:font-name-complex="Courier New"/>
    </style:style>
    <style:style style:name="T54_3" style:family="text">
      <style:text-properties style:font-name="Courier New" style:font-name-asian="Courier New" style:font-name-complex="Courier New"/>
    </style:style>
    <style:style style:name="T54_4" style:family="text">
      <style:text-properties style:font-name="Courier New" style:font-name-asian="Courier New" style:font-name-complex="Courier New"/>
    </style:style>
    <style:style style:name="T54_5" style:family="text">
      <style:text-properties style:font-name="Courier New" style:font-name-asian="Courier New" style:font-name-complex="Courier New"/>
    </style:style>
    <style:style style:name="P5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P5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56_1" style:family="text"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7_1" style:family="text">
      <style:text-properties style:font-name="Courier New" style:font-name-asian="Courier New" style:font-name-complex="Courier New"/>
    </style:style>
    <style:style style:name="T57_2" style:family="text">
      <style:text-properties style:font-name="Courier New" style:font-name-asian="Courier New" style:font-name-complex="Courier New"/>
    </style:style>
    <style:style style:name="T57_3" style:family="text">
      <style:text-properties style:font-name="Courier New" style:font-name-asian="Courier New" style:font-name-complex="Courier New"/>
    </style:style>
    <style:style style:name="T57_4" style:family="text">
      <style:text-properties style:font-name="Courier New" style:font-name-asian="Courier New" style:font-name-complex="Courier New"/>
    </style:style>
    <style:style style:name="T57_5" style:family="text">
      <style:text-properties style:font-name="Courier New" style:font-name-asian="Courier New" style:font-name-complex="Courier New"/>
    </style:style>
    <style:style style:name="T57_6" style:family="text">
      <style:text-properties style:font-name="Courier New" style:font-name-asian="Courier New" style:font-name-complex="Courier New"/>
    </style:style>
    <style:style style:name="T57_7" style:family="text">
      <style:text-properties style:font-name="Courier New" style:font-name-asian="Courier New" style:font-name-complex="Courier New"/>
    </style:style>
    <style:style style:name="T57_8" style:family="text">
      <style:text-properties style:font-name="Courier New" style:font-name-asian="Courier New" style:font-name-complex="Courier New"/>
    </style:style>
    <style:style style:name="T57_9" style:family="text">
      <style:text-properties style:font-name="Courier New" style:font-name-asian="Courier New" style:font-name-complex="Courier New"/>
    </style:style>
    <style:style style:name="P5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P5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60" style:family="paragraph" style:parent-style-name="Heading_20_3">
      <style:paragraph-properties fo:break-before="auto" fo:line-height="100%" fo:margin-top="0cm" style:writing-mode="lr-tb"/>
    </style:style>
    <style:style style:name="T60_1" style:family="text">
      <style:text-properties style:font-name="Courier New" style:font-name-asian="Courier New" style:font-name-complex="Courier New"/>
    </style:style>
    <style:style style:name="T60_2" style:family="text">
      <style:text-properties style:font-name="Courier New" style:font-name-asian="Courier New" style:font-name-complex="Courier New"/>
    </style:style>
    <style:style style:name="T60_3" style:family="text">
      <style:text-properties style:font-name="Courier New" style:font-name-asian="Courier New" style:font-name-complex="Courier New"/>
    </style:style>
    <style:style style:name="T60_4" style:family="text">
      <style:text-properties style:font-name="Courier New" style:font-name-asian="Courier New" style:font-name-complex="Courier New"/>
    </style:style>
    <style:style style:name="T60_5" style:family="text">
      <style:text-properties style:font-name="Courier New" style:font-name-asian="Courier New" style:font-name-complex="Courier New"/>
    </style:style>
    <style:style style:name="T60_6" style:family="text">
      <style:text-properties style:font-name="Courier New" style:font-name-asian="Courier New" style:font-name-complex="Courier New"/>
    </style:style>
    <style:style style:name="T60_7" style:family="text">
      <style:text-properties style:font-name="Courier New" style:font-name-asian="Courier New" style:font-name-complex="Courier New"/>
    </style:style>
    <style:style style:name="P6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61_1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62_1" style:family="text">
      <style:text-properties style:font-name="Courier New" style:font-name-asian="Courier New" style:font-name-complex="Courier New"/>
    </style:style>
    <style:style style:name="T62_2" style:family="text">
      <style:text-properties style:font-name="Courier New" style:font-name-asian="Courier New" style:font-name-complex="Courier New"/>
    </style:style>
    <style:style style:name="T62_3" style:family="text">
      <style:text-properties style:font-name="Courier New" style:font-name-asian="Courier New" style:font-name-complex="Courier New"/>
    </style:style>
    <style:style style:name="T62_4" style:family="text">
      <style:text-properties style:font-name="Courier New" style:font-name-asian="Courier New" style:font-name-complex="Courier New"/>
    </style:style>
    <style:style style:name="T62_5" style:family="text">
      <style:text-properties style:font-name="Courier New" style:font-name-asian="Courier New" style:font-name-complex="Courier New"/>
    </style:style>
    <style:style style:name="T62_6" style:family="text">
      <style:text-properties style:font-name="Courier New" style:font-name-asian="Courier New" style:font-name-complex="Courier New"/>
    </style:style>
    <style:style style:name="T62_7" style:family="text">
      <style:text-properties style:font-name="Courier New" style:font-name-asian="Courier New" style:font-name-complex="Courier New"/>
    </style:style>
    <style:style style:name="P6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P6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64_1" style:family="text">
      <style:text-properties style:font-name="Courier New" style:font-name-asian="Courier New" style:font-name-complex="Courier New"/>
    </style:style>
    <style:style style:name="T64_2" style:family="text">
      <style:text-properties style:font-name="Courier New" style:font-name-asian="Courier New" style:font-name-complex="Courier New"/>
    </style:style>
    <style:style style:name="T64_3" style:family="text">
      <style:text-properties style:font-name="Courier New" style:font-name-asian="Courier New" style:font-name-complex="Courier New"/>
    </style:style>
    <style:style style:name="T64_4" style:family="text">
      <style:text-properties style:font-name="Courier New" style:font-name-asian="Courier New" style:font-name-complex="Courier New"/>
    </style:style>
    <style:style style:name="T64_5" style:family="text">
      <style:text-properties style:font-name="Courier New" style:font-name-asian="Courier New" style:font-name-complex="Courier New"/>
    </style:style>
    <style:style style:name="P6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P6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6_1" style:family="text">
      <style:text-properties fo:font-weight="bold" style:font-weight-asian="bold" style:font-weight-complex="bold"/>
    </style:style>
    <style:style style:name="P6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67_1" style:family="text">
      <style:text-properties style:font-name="Courier New" style:font-name-asian="Courier New" style:font-name-complex="Courier New"/>
    </style:style>
    <style:style style:name="T67_2" style:family="text">
      <style:text-properties style:font-name="Courier New" style:font-name-asian="Courier New" style:font-name-complex="Courier New"/>
    </style:style>
    <style:style style:name="T67_3" style:family="text">
      <style:text-properties style:font-name="Courier New" style:font-name-asian="Courier New" style:font-name-complex="Courier New"/>
    </style:style>
    <style:style style:name="T67_4" style:family="text">
      <style:text-properties style:font-name="Courier New" style:font-name-asian="Courier New" style:font-name-complex="Courier New"/>
    </style:style>
    <style:style style:name="T67_5" style:family="text">
      <style:text-properties style:font-name="Courier New" style:font-name-asian="Courier New" style:font-name-complex="Courier New"/>
    </style:style>
    <style:style style:name="T67_6" style:family="text">
      <style:text-properties style:font-name="Courier New" style:font-name-asian="Courier New" style:font-name-complex="Courier New"/>
    </style:style>
    <style:style style:name="T67_7" style:family="text">
      <style:text-properties style:font-name="Courier New" style:font-name-asian="Courier New" style:font-name-complex="Courier New"/>
    </style:style>
    <style:style style:name="T67_8" style:family="text">
      <style:text-properties style:font-name="Courier New" style:font-name-asian="Courier New" style:font-name-complex="Courier New"/>
    </style:style>
    <style:style style:name="T67_9" style:family="text">
      <style:text-properties style:font-name="Courier New" style:font-name-asian="Courier New" style:font-name-complex="Courier New"/>
    </style:style>
    <style:style style:name="P6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P6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7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7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72" style:family="paragraph" style:parent-style-name="Heading_20_3">
      <style:paragraph-properties fo:break-before="auto" fo:line-height="100%" fo:margin-top="0cm" style:writing-mode="lr-tb"/>
    </style:style>
    <style:style style:name="T72_1" style:family="text">
      <style:text-properties style:font-name="Courier New" style:font-name-asian="Courier New" style:font-name-complex="Courier New"/>
    </style:style>
    <style:style style:name="T72_2" style:family="text">
      <style:text-properties style:font-name="Courier New" style:font-name-asian="Courier New" style:font-name-complex="Courier New"/>
    </style:style>
    <style:style style:name="T72_3" style:family="text">
      <style:text-properties style:font-name="Courier New" style:font-name-asian="Courier New" style:font-name-complex="Courier New"/>
    </style:style>
    <style:style style:name="P7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3_1" style:family="text">
      <style:text-properties fo:font-weight="bold" style:font-weight-asian="bold" style:font-weight-complex="bold"/>
    </style:style>
    <style:style style:name="P7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74_1" style:family="text">
      <style:text-properties style:font-name="Courier New" style:font-name-asian="Courier New" style:font-name-complex="Courier New"/>
    </style:style>
    <style:style style:name="T74_2" style:family="text">
      <style:text-properties style:font-name="Courier New" style:font-name-asian="Courier New" style:font-name-complex="Courier New"/>
    </style:style>
    <style:style style:name="T74_3" style:family="text">
      <style:text-properties style:font-name="Courier New" style:font-name-asian="Courier New" style:font-name-complex="Courier New"/>
    </style:style>
    <style:style style:name="T74_4" style:family="text">
      <style:text-properties style:font-name="Courier New" style:font-name-asian="Courier New" style:font-name-complex="Courier New"/>
    </style:style>
    <style:style style:name="T74_5" style:family="text">
      <style:text-properties style:font-name="Courier New" style:font-name-asian="Courier New" style:font-name-complex="Courier New"/>
    </style:style>
    <style:style style:name="P7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  <style:text-properties style:font-name="Courier New" style:font-name-asian="Courier New" style:font-name-complex="Courier New"/>
    </style:style>
    <style:style style:name="P7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6_1" style:family="text">
      <style:text-properties fo:font-weight="bold" style:font-weight-asian="bold" style:font-weight-complex="bold"/>
    </style:style>
    <style:style style:name="P7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77_1" style:family="text">
      <style:text-properties style:font-name="Courier New" style:font-name-asian="Courier New" style:font-name-complex="Courier New"/>
    </style:style>
    <style:style style:name="T77_2" style:family="text">
      <style:text-properties style:font-name="Courier New" style:font-name-asian="Courier New" style:font-name-complex="Courier New"/>
    </style:style>
    <style:style style:name="T77_3" style:family="text">
      <style:text-properties style:font-name="Courier New" style:font-name-asian="Courier New" style:font-name-complex="Courier New"/>
    </style:style>
    <style:style style:name="P7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78_1" style:family="text">
      <style:text-properties style:font-name="Courier New" style:font-name-asian="Courier New" style:font-name-complex="Courier New"/>
    </style:style>
    <style:style style:name="T78_2" style:family="text">
      <style:text-properties style:font-name="Courier New" style:font-name-asian="Courier New" style:font-name-complex="Courier New"/>
    </style:style>
    <style:style style:name="T78_3" style:family="text">
      <style:text-properties style:font-name="Courier New" style:font-name-asian="Courier New" style:font-name-complex="Courier New"/>
    </style:style>
    <style:style style:name="P7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79_1" style:family="text">
      <style:text-properties style:font-name="Courier New" style:font-name-asian="Courier New" style:font-name-complex="Courier New"/>
    </style:style>
    <style:style style:name="T79_2" style:family="text">
      <style:text-properties style:font-name="Courier New" style:font-name-asian="Courier New" style:font-name-complex="Courier New"/>
    </style:style>
    <style:style style:name="T79_3" style:family="text">
      <style:text-properties style:font-name="Courier New" style:font-name-asian="Courier New" style:font-name-complex="Courier New"/>
    </style:style>
    <style:style style:name="P8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80_1" style:family="text">
      <style:text-properties style:font-name="Courier New" style:font-name-asian="Courier New" style:font-name-complex="Courier New"/>
    </style:style>
    <style:style style:name="T80_2" style:family="text">
      <style:text-properties style:font-name="Courier New" style:font-name-asian="Courier New" style:font-name-complex="Courier New"/>
    </style:style>
    <style:style style:name="T80_3" style:family="text">
      <style:text-properties style:font-name="Courier New" style:font-name-asian="Courier New" style:font-name-complex="Courier New"/>
    </style:style>
    <style:style style:name="P8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81_1" style:family="text">
      <style:text-properties style:font-name="Courier New" style:font-name-asian="Courier New" style:font-name-complex="Courier New"/>
    </style:style>
    <style:style style:name="T81_2" style:family="text">
      <style:text-properties style:font-name="Courier New" style:font-name-asian="Courier New" style:font-name-complex="Courier New"/>
    </style:style>
    <style:style style:name="T81_3" style:family="text">
      <style:text-properties style:font-name="Courier New" style:font-name-asian="Courier New" style:font-name-complex="Courier New"/>
    </style:style>
    <style:style style:name="P8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P8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8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84_1" style:family="text">
      <style:text-properties style:font-name="Courier New" style:font-name-asian="Courier New" style:font-name-complex="Courier New"/>
    </style:style>
    <style:style style:name="T84_2" style:family="text">
      <style:text-properties style:font-name="Courier New" style:font-name-asian="Courier New" style:font-name-complex="Courier New"/>
    </style:style>
    <style:style style:name="T84_3" style:family="text">
      <style:text-properties style:font-name="Courier New" style:font-name-asian="Courier New" style:font-name-complex="Courier New"/>
    </style:style>
    <style:style style:name="T84_4" style:family="text">
      <style:text-properties style:font-name="Courier New" style:font-name-asian="Courier New" style:font-name-complex="Courier New"/>
    </style:style>
    <style:style style:name="P8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P8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8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8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89" style:family="paragraph" style:parent-style-name="Heading_20_3">
      <style:paragraph-properties fo:break-before="auto" fo:line-height="100%" fo:margin-top="0cm" style:writing-mode="lr-tb"/>
    </style:style>
    <style:style style:name="T89_1" style:family="text">
      <style:text-properties style:font-name="Courier New" style:font-name-asian="Courier New" style:font-name-complex="Courier New"/>
    </style:style>
    <style:style style:name="T89_2" style:family="text">
      <style:text-properties style:font-name="Courier New" style:font-name-asian="Courier New" style:font-name-complex="Courier New"/>
    </style:style>
    <style:style style:name="T89_3" style:family="text">
      <style:text-properties style:font-name="Courier New" style:font-name-asian="Courier New" style:font-name-complex="Courier New"/>
    </style:style>
    <style:style style:name="P9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P9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9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2_1" style:family="text">
      <style:text-properties fo:font-weight="bold" style:font-weight-asian="bold" style:font-weight-complex="bold"/>
    </style:style>
    <style:style style:name="P9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3_1" style:family="text">
      <style:text-properties style:font-name="Courier New" style:font-name-asian="Courier New" style:font-name-complex="Courier New"/>
    </style:style>
    <style:style style:name="T93_2" style:family="text">
      <style:text-properties style:font-name="Courier New" style:font-name-asian="Courier New" style:font-name-complex="Courier New"/>
    </style:style>
    <style:style style:name="T93_3" style:family="text">
      <style:text-properties style:font-name="Courier New" style:font-name-asian="Courier New" style:font-name-complex="Courier New"/>
    </style:style>
    <style:style style:name="T93_4" style:family="text">
      <style:text-properties style:font-name="Courier New" style:font-name-asian="Courier New" style:font-name-complex="Courier New"/>
    </style:style>
    <style:style style:name="T93_5" style:family="text">
      <style:text-properties style:font-name="Courier New" style:font-name-asian="Courier New" style:font-name-complex="Courier New"/>
    </style:style>
    <style:style style:name="T93_6" style:family="text">
      <style:text-properties style:font-name="Courier New" style:font-name-asian="Courier New" style:font-name-complex="Courier New"/>
    </style:style>
    <style:style style:name="T93_7" style:family="text">
      <style:text-properties style:font-name="Courier New" style:font-name-asian="Courier New" style:font-name-complex="Courier New"/>
    </style:style>
    <style:style style:name="T93_8" style:family="text">
      <style:text-properties style:font-name="Courier New" style:font-name-asian="Courier New" style:font-name-complex="Courier New"/>
    </style:style>
    <style:style style:name="T93_9" style:family="text">
      <style:text-properties style:font-name="Courier New" style:font-name-asian="Courier New" style:font-name-complex="Courier New"/>
    </style:style>
    <style:style style:name="T93_10" style:family="text">
      <style:text-properties style:font-name="Courier New" style:font-name-asian="Courier New" style:font-name-complex="Courier New"/>
    </style:style>
    <style:style style:name="P9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>
      <style:text-properties style:font-name="Courier New" style:font-name-asian="Courier New" style:font-name-complex="Courier New"/>
    </style:style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>
      <style:text-properties style:font-name="Courier New" style:font-name-asian="Courier New" style:font-name-complex="Courier New"/>
    </style:style>
    <style:style style:name="T94_19" style:family="text">
      <style:text-properties style:font-name="Courier New" style:font-name-asian="Courier New" style:font-name-complex="Courier New"/>
    </style:style>
    <style:style style:name="P9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P9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6_1" style:family="text"/>
    <style:style style:name="T96_2" style:family="text">
      <style:text-properties style:font-name="Courier New" style:font-name-asian="Courier New" style:font-name-complex="Courier New"/>
    </style:style>
    <style:style style:name="T96_3" style:family="text">
      <style:text-properties style:font-name="Courier New" style:font-name-asian="Courier New" style:font-name-complex="Courier New"/>
    </style:style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P9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7_1" style:family="text"/>
    <style:style style:name="T97_2" style:family="text">
      <style:text-properties style:font-name="Courier New" style:font-name-asian="Courier New" style:font-name-complex="Courier New"/>
    </style:style>
    <style:style style:name="T97_3" style:family="text">
      <style:text-properties style:font-name="Courier New" style:font-name-asian="Courier New" style:font-name-complex="Courier New"/>
    </style:style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P9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8_1" style:family="text"/>
    <style:style style:name="T98_2" style:family="text">
      <style:text-properties style:font-name="Courier New" style:font-name-asian="Courier New" style:font-name-complex="Courier New"/>
    </style:style>
    <style:style style:name="T98_3" style:family="text">
      <style:text-properties style:font-name="Courier New" style:font-name-asian="Courier New" style:font-name-complex="Courier New"/>
    </style:style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P9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9_1" style:family="text"/>
    <style:style style:name="T99_2" style:family="text">
      <style:text-properties style:font-name="Courier New" style:font-name-asian="Courier New" style:font-name-complex="Courier New"/>
    </style:style>
    <style:style style:name="T99_3" style:family="text"/>
    <style:style style:name="T99_4" style:family="text">
      <style:text-properties style:font-name="Courier New" style:font-name-asian="Courier New" style:font-name-complex="Courier New"/>
    </style:style>
    <style:style style:name="T99_5" style:family="text">
      <style:text-properties style:font-name="Courier New" style:font-name-asian="Courier New" style:font-name-complex="Courier New"/>
    </style:style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P10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0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1_1" style:family="text">
      <style:text-properties style:font-name="Courier New" style:font-name-asian="Courier New" style:font-name-complex="Courier New"/>
    </style:style>
    <style:style style:name="T101_2" style:family="text">
      <style:text-properties style:font-name="Courier New" style:font-name-asian="Courier New" style:font-name-complex="Courier New"/>
    </style:style>
    <style:style style:name="T101_3" style:family="text">
      <style:text-properties style:font-name="Courier New" style:font-name-asian="Courier New" style:font-name-complex="Courier New"/>
    </style:style>
    <style:style style:name="T101_4" style:family="text">
      <style:text-properties style:font-name="Courier New" style:font-name-asian="Courier New" style:font-name-complex="Courier New"/>
    </style:style>
    <style:style style:name="T101_5" style:family="text">
      <style:text-properties style:font-name="Courier New" style:font-name-asian="Courier New" style:font-name-complex="Courier New"/>
    </style:style>
    <style:style style:name="T101_6" style:family="text">
      <style:text-properties style:font-name="Courier New" style:font-name-asian="Courier New" style:font-name-complex="Courier New"/>
    </style:style>
    <style:style style:name="T101_7" style:family="text">
      <style:text-properties style:font-name="Courier New" style:font-name-asian="Courier New" style:font-name-complex="Courier New"/>
    </style:style>
    <style:style style:name="T101_8" style:family="text">
      <style:text-properties style:font-name="Courier New" style:font-name-asian="Courier New" style:font-name-complex="Courier New"/>
    </style:style>
    <style:style style:name="T101_9" style:family="text">
      <style:text-properties style:font-name="Courier New" style:font-name-asian="Courier New" style:font-name-complex="Courier New"/>
    </style:style>
    <style:style style:name="T101_10" style:family="text">
      <style:text-properties style:font-name="Courier New" style:font-name-asian="Courier New" style:font-name-complex="Courier New"/>
    </style:style>
    <style:style style:name="T101_11" style:family="text">
      <style:text-properties style:font-name="Courier New" style:font-name-asian="Courier New" style:font-name-complex="Courier New"/>
    </style:style>
    <style:style style:name="T101_12" style:family="text">
      <style:text-properties style:font-name="Courier New" style:font-name-asian="Courier New" style:font-name-complex="Courier New"/>
    </style:style>
    <style:style style:name="P10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>
      <style:text-properties style:font-name="Courier New" style:font-name-asian="Courier New" style:font-name-complex="Courier New"/>
    </style:style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>
      <style:text-properties style:font-name="Courier New" style:font-name-asian="Courier New" style:font-name-complex="Courier New"/>
    </style:style>
    <style:style style:name="T102_23" style:family="text">
      <style:text-properties style:font-name="Courier New" style:font-name-asian="Courier New" style:font-name-complex="Courier New"/>
    </style:style>
    <style:style style:name="P10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>
      <style:text-properties style:font-name="Courier New" style:font-name-asian="Courier New" style:font-name-complex="Courier New"/>
    </style:style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P10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0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5_1" style:family="text">
      <style:text-properties style:font-name="Courier New" style:font-name-asian="Courier New" style:font-name-complex="Courier New"/>
    </style:style>
    <style:style style:name="T105_2" style:family="text">
      <style:text-properties style:font-name="Courier New" style:font-name-asian="Courier New" style:font-name-complex="Courier New"/>
    </style:style>
    <style:style style:name="T105_3" style:family="text">
      <style:text-properties style:font-name="Courier New" style:font-name-asian="Courier New" style:font-name-complex="Courier New"/>
    </style:style>
    <style:style style:name="T105_4" style:family="text">
      <style:text-properties style:font-name="Courier New" style:font-name-asian="Courier New" style:font-name-complex="Courier New"/>
    </style:style>
    <style:style style:name="T105_5" style:family="text">
      <style:text-properties style:font-name="Courier New" style:font-name-asian="Courier New" style:font-name-complex="Courier New"/>
    </style:style>
    <style:style style:name="T105_6" style:family="text">
      <style:text-properties style:font-name="Courier New" style:font-name-asian="Courier New" style:font-name-complex="Courier New"/>
    </style:style>
    <style:style style:name="T105_7" style:family="text">
      <style:text-properties style:font-name="Courier New" style:font-name-asian="Courier New" style:font-name-complex="Courier New"/>
    </style:style>
    <style:style style:name="T105_8" style:family="text">
      <style:text-properties style:font-name="Courier New" style:font-name-asian="Courier New" style:font-name-complex="Courier New"/>
    </style:style>
    <style:style style:name="T105_9" style:family="text">
      <style:text-properties style:font-name="Courier New" style:font-name-asian="Courier New" style:font-name-complex="Courier New"/>
    </style:style>
    <style:style style:name="T105_10" style:family="text">
      <style:text-properties style:font-name="Courier New" style:font-name-asian="Courier New" style:font-name-complex="Courier New"/>
    </style:style>
    <style:style style:name="T105_11" style:family="text">
      <style:text-properties style:font-name="Courier New" style:font-name-asian="Courier New" style:font-name-complex="Courier New"/>
    </style:style>
    <style:style style:name="T105_12" style:family="text">
      <style:text-properties style:font-name="Courier New" style:font-name-asian="Courier New" style:font-name-complex="Courier New"/>
    </style:style>
    <style:style style:name="P10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>
      <style:text-properties style:font-name="Courier New" style:font-name-asian="Courier New" style:font-name-complex="Courier New"/>
    </style:style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>
      <style:text-properties style:font-name="Courier New" style:font-name-asian="Courier New" style:font-name-complex="Courier New"/>
    </style:style>
    <style:style style:name="T106_17" style:family="text">
      <style:text-properties style:font-name="Courier New" style:font-name-asian="Courier New" style:font-name-complex="Courier New"/>
    </style:style>
    <style:style style:name="P10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>
      <style:text-properties fo:color="#0000ee" style:text-underline-style="solid" style:text-underline-color="font-color"/>
    </style:style>
    <style:style style:name="T107_18" style:family="text"/>
    <style:style style:name="T107_19" style:family="text">
      <style:text-properties fo:color="#0000ee" style:text-underline-style="solid" style:text-underline-color="font-color"/>
    </style:style>
    <style:style style:name="T107_20" style:family="text"/>
    <style:style style:name="T107_21" style:family="text">
      <style:text-properties fo:color="#0000ee" style:text-underline-style="solid" style:text-underline-color="font-color"/>
    </style:style>
    <style:style style:name="T107_22" style:family="text"/>
    <style:style style:name="T107_23" style:family="text">
      <style:text-properties fo:color="#0000ee" style:text-underline-style="solid" style:text-underline-color="font-color"/>
    </style:style>
    <style:style style:name="T107_24" style:family="text"/>
    <style:style style:name="T107_25" style:family="text">
      <style:text-properties fo:color="#0000ee" style:text-underline-style="solid" style:text-underline-color="font-color"/>
    </style:style>
    <style:style style:name="T107_26" style:family="text"/>
    <style:style style:name="T107_27" style:family="text">
      <style:text-properties fo:color="#0000ee" style:text-underline-style="solid" style:text-underline-color="font-color"/>
    </style:style>
    <style:style style:name="T107_28" style:family="text"/>
    <style:style style:name="T107_29" style:family="text">
      <style:text-properties fo:color="#0000ee" style:text-underline-style="solid" style:text-underline-color="font-color"/>
    </style:style>
    <style:style style:name="T107_30" style:family="text"/>
    <style:style style:name="T107_31" style:family="text">
      <style:text-properties fo:color="#0000ee" style:text-underline-style="solid" style:text-underline-color="font-color"/>
    </style:style>
    <style:style style:name="T107_32" style:family="text"/>
    <style:style style:name="T107_33" style:family="text">
      <style:text-properties fo:color="#0000ee" style:text-underline-style="solid" style:text-underline-color="font-color"/>
    </style:style>
    <style:style style:name="T107_34" style:family="text"/>
    <style:style style:name="T107_35" style:family="text">
      <style:text-properties fo:color="#0000ee" style:text-underline-style="solid" style:text-underline-color="font-color"/>
    </style:style>
    <style:style style:name="T107_36" style:family="text"/>
    <style:style style:name="T107_37" style:family="text">
      <style:text-properties fo:color="#0000ee" style:text-underline-style="solid" style:text-underline-color="font-color"/>
    </style:style>
    <style:style style:name="T107_38" style:family="text"/>
    <style:style style:name="T107_39" style:family="text">
      <style:text-properties fo:color="#0000ee" style:text-underline-style="solid" style:text-underline-color="font-color"/>
    </style:style>
    <style:style style:name="T107_40" style:family="text"/>
    <style:style style:name="T107_41" style:family="text">
      <style:text-properties fo:color="#0000ee" style:text-underline-style="solid" style:text-underline-color="font-color"/>
    </style:style>
    <style:style style:name="T107_42" style:family="text"/>
    <style:style style:name="T107_43" style:family="text">
      <style:text-properties fo:color="#0000ee" style:text-underline-style="solid" style:text-underline-color="font-color"/>
    </style:style>
    <style:style style:name="T107_44" style:family="text"/>
    <style:style style:name="T107_45" style:family="text">
      <style:text-properties fo:color="#0000ee" style:text-underline-style="solid" style:text-underline-color="font-color"/>
    </style:style>
    <style:style style:name="T107_46" style:family="text"/>
    <style:style style:name="T107_47" style:family="text">
      <style:text-properties fo:color="#0000ee" style:text-underline-style="solid" style:text-underline-color="font-color"/>
    </style:style>
    <style:style style:name="T107_48" style:family="text"/>
    <style:style style:name="T107_49" style:family="text">
      <style:text-properties fo:color="#0000ee" style:text-underline-style="solid" style:text-underline-color="font-color"/>
    </style:style>
    <style:style style:name="T107_50" style:family="text"/>
    <style:style style:name="T107_51" style:family="text">
      <style:text-properties fo:color="#0000ee" style:text-underline-style="solid" style:text-underline-color="font-color"/>
    </style:style>
    <style:style style:name="T107_52" style:family="text"/>
    <style:style style:name="T107_53" style:family="text">
      <style:text-properties fo:color="#0000ee" style:text-underline-style="solid" style:text-underline-color="font-color"/>
    </style:style>
    <style:style style:name="P108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fo:color="#0000ee" style:text-underline-style="solid" style:text-underline-color="font-color"/>
    </style:style>
    <style:style style:name="P10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9_1" style:family="text">
      <style:text-properties style:font-name="Courier New" style:font-name-asian="Courier New" style:font-name-complex="Courier New"/>
    </style:style>
    <style:style style:name="T109_2" style:family="text">
      <style:text-properties style:font-name="Courier New" style:font-name-asian="Courier New" style:font-name-complex="Courier New"/>
    </style:style>
    <style:style style:name="T109_3" style:family="text">
      <style:text-properties style:font-name="Courier New" style:font-name-asian="Courier New" style:font-name-complex="Courier New"/>
    </style:style>
    <style:style style:name="T109_4" style:family="text">
      <style:text-properties style:font-name="Courier New" style:font-name-asian="Courier New" style:font-name-complex="Courier New"/>
    </style:style>
    <style:style style:name="T109_5" style:family="text">
      <style:text-properties style:font-name="Courier New" style:font-name-asian="Courier New" style:font-name-complex="Courier New"/>
    </style:style>
    <style:style style:name="T109_6" style:family="text">
      <style:text-properties style:font-name="Courier New" style:font-name-asian="Courier New" style:font-name-complex="Courier New"/>
    </style:style>
    <style:style style:name="T109_7" style:family="text">
      <style:text-properties style:font-name="Courier New" style:font-name-asian="Courier New" style:font-name-complex="Courier New"/>
    </style:style>
    <style:style style:name="T109_8" style:family="text">
      <style:text-properties style:font-name="Courier New" style:font-name-asian="Courier New" style:font-name-complex="Courier New"/>
    </style:style>
    <style:style style:name="T109_9" style:family="text">
      <style:text-properties style:font-name="Courier New" style:font-name-asian="Courier New" style:font-name-complex="Courier New"/>
    </style:style>
    <style:style style:name="T109_10" style:family="text">
      <style:text-properties style:font-name="Courier New" style:font-name-asian="Courier New" style:font-name-complex="Courier New"/>
    </style:style>
    <style:style style:name="T109_11" style:family="text">
      <style:text-properties style:font-name="Courier New" style:font-name-asian="Courier New" style:font-name-complex="Courier New"/>
    </style:style>
    <style:style style:name="T109_12" style:family="text">
      <style:text-properties style:font-name="Courier New" style:font-name-asian="Courier New" style:font-name-complex="Courier New"/>
    </style:style>
    <style:style style:name="T109_13" style:family="text">
      <style:text-properties style:font-name="Courier New" style:font-name-asian="Courier New" style:font-name-complex="Courier New"/>
    </style:style>
    <style:style style:name="T109_14" style:family="text">
      <style:text-properties style:font-name="Courier New" style:font-name-asian="Courier New" style:font-name-complex="Courier New"/>
    </style:style>
    <style:style style:name="T109_15" style:family="text">
      <style:text-properties style:font-name="Courier New" style:font-name-asian="Courier New" style:font-name-complex="Courier New"/>
    </style:style>
    <style:style style:name="T109_16" style:family="text">
      <style:text-properties style:font-name="Courier New" style:font-name-asian="Courier New" style:font-name-complex="Courier New"/>
    </style:style>
    <style:style style:name="T109_17" style:family="text">
      <style:text-properties style:font-name="Courier New" style:font-name-asian="Courier New" style:font-name-complex="Courier New"/>
    </style:style>
    <style:style style:name="T109_18" style:family="text">
      <style:text-properties style:font-name="Courier New" style:font-name-asian="Courier New" style:font-name-complex="Courier New"/>
    </style:style>
    <style:style style:name="P11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>
      <style:text-properties style:font-name="Courier New" style:font-name-asian="Courier New" style:font-name-complex="Courier New"/>
    </style:style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>
      <style:text-properties style:font-name="Courier New" style:font-name-asian="Courier New" style:font-name-complex="Courier New"/>
    </style:style>
    <style:style style:name="T110_17" style:family="text">
      <style:text-properties style:font-name="Courier New" style:font-name-asian="Courier New" style:font-name-complex="Courier New"/>
    </style:style>
    <style:style style:name="P11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>
      <style:text-properties style:font-name="Courier New" style:font-name-asian="Courier New" style:font-name-complex="Courier New"/>
    </style:style>
    <style:style style:name="T111_5" style:family="text">
      <style:text-properties style:font-name="Courier New" style:font-name-asian="Courier New" style:font-name-complex="Courier New"/>
    </style:style>
    <style:style style:name="T111_6" style:family="text">
      <style:text-properties style:font-name="Courier New" style:font-name-asian="Courier New" style:font-name-complex="Courier New"/>
    </style:style>
    <style:style style:name="T111_7" style:family="text"/>
    <style:style style:name="T111_8" style:family="text"/>
    <style:style style:name="T111_9" style:family="text"/>
    <style:style style:name="T111_10" style:family="text">
      <style:text-properties style:font-name="Courier New" style:font-name-asian="Courier New" style:font-name-complex="Courier New"/>
    </style:style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>
      <style:text-properties fo:color="#0000ee" style:text-underline-style="solid" style:text-underline-color="font-color"/>
    </style:style>
    <style:style style:name="T111_24" style:family="text"/>
    <style:style style:name="T111_25" style:family="text">
      <style:text-properties fo:color="#0000ee" style:text-underline-style="solid" style:text-underline-color="font-color"/>
    </style:style>
    <style:style style:name="T111_26" style:family="text"/>
    <style:style style:name="T111_27" style:family="text">
      <style:text-properties fo:color="#0000ee" style:text-underline-style="solid" style:text-underline-color="font-color"/>
    </style:style>
    <style:style style:name="T111_28" style:family="text"/>
    <style:style style:name="T111_29" style:family="text">
      <style:text-properties fo:color="#0000ee" style:text-underline-style="solid" style:text-underline-color="font-color"/>
    </style:style>
    <style:style style:name="T111_30" style:family="text"/>
    <style:style style:name="T111_31" style:family="text">
      <style:text-properties fo:color="#0000ee" style:text-underline-style="solid" style:text-underline-color="font-color"/>
    </style:style>
    <style:style style:name="T111_32" style:family="text"/>
    <style:style style:name="T111_33" style:family="text">
      <style:text-properties fo:color="#0000ee" style:text-underline-style="solid" style:text-underline-color="font-color"/>
    </style:style>
    <style:style style:name="T111_34" style:family="text"/>
    <style:style style:name="T111_35" style:family="text">
      <style:text-properties fo:color="#0000ee" style:text-underline-style="solid" style:text-underline-color="font-color"/>
    </style:style>
    <style:style style:name="T111_36" style:family="text"/>
    <style:style style:name="T111_37" style:family="text">
      <style:text-properties fo:color="#0000ee" style:text-underline-style="solid" style:text-underline-color="font-color"/>
    </style:style>
    <style:style style:name="T111_38" style:family="text"/>
    <style:style style:name="T111_39" style:family="text">
      <style:text-properties fo:color="#0000ee" style:text-underline-style="solid" style:text-underline-color="font-color"/>
    </style:style>
    <style:style style:name="T111_40" style:family="text"/>
    <style:style style:name="T111_41" style:family="text">
      <style:text-properties fo:color="#0000ee" style:text-underline-style="solid" style:text-underline-color="font-color"/>
    </style:style>
    <style:style style:name="T111_42" style:family="text"/>
    <style:style style:name="T111_43" style:family="text">
      <style:text-properties fo:color="#0000ee" style:text-underline-style="solid" style:text-underline-color="font-color"/>
    </style:style>
    <style:style style:name="T111_44" style:family="text"/>
    <style:style style:name="T111_45" style:family="text">
      <style:text-properties fo:color="#0000ee" style:text-underline-style="solid" style:text-underline-color="font-color"/>
    </style:style>
    <style:style style:name="T111_46" style:family="text"/>
    <style:style style:name="T111_47" style:family="text">
      <style:text-properties fo:color="#0000ee" style:text-underline-style="solid" style:text-underline-color="font-color"/>
    </style:style>
    <style:style style:name="T111_48" style:family="text"/>
    <style:style style:name="T111_49" style:family="text">
      <style:text-properties fo:color="#0000ee" style:text-underline-style="solid" style:text-underline-color="font-color"/>
    </style:style>
    <style:style style:name="T111_50" style:family="text"/>
    <style:style style:name="T111_51" style:family="text">
      <style:text-properties fo:color="#0000ee" style:text-underline-style="solid" style:text-underline-color="font-color"/>
    </style:style>
    <style:style style:name="T111_52" style:family="text"/>
    <style:style style:name="T111_53" style:family="text">
      <style:text-properties fo:color="#0000ee" style:text-underline-style="solid" style:text-underline-color="font-color"/>
    </style:style>
    <style:style style:name="T111_54" style:family="text"/>
    <style:style style:name="T111_55" style:family="text">
      <style:text-properties fo:color="#0000ee" style:text-underline-style="solid" style:text-underline-color="font-color"/>
    </style:style>
    <style:style style:name="T111_56" style:family="text"/>
    <style:style style:name="T111_57" style:family="text">
      <style:text-properties fo:color="#0000ee" style:text-underline-style="solid" style:text-underline-color="font-color"/>
    </style:style>
    <style:style style:name="T111_58" style:family="text"/>
    <style:style style:name="T111_59" style:family="text">
      <style:text-properties fo:color="#0000ee" style:text-underline-style="solid" style:text-underline-color="font-color"/>
    </style:style>
    <style:style style:name="P11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>
      <style:text-properties fo:color="#0000ee" style:text-underline-style="solid" style:text-underline-color="font-color"/>
    </style:style>
    <style:style style:name="T112_18" style:family="text"/>
    <style:style style:name="T112_19" style:family="text">
      <style:text-properties fo:color="#0000ee" style:text-underline-style="solid" style:text-underline-color="font-color"/>
    </style:style>
    <style:style style:name="T112_20" style:family="text"/>
    <style:style style:name="T112_21" style:family="text">
      <style:text-properties fo:color="#0000ee" style:text-underline-style="solid" style:text-underline-color="font-color"/>
    </style:style>
    <style:style style:name="T112_22" style:family="text"/>
    <style:style style:name="T112_23" style:family="text">
      <style:text-properties fo:color="#0000ee" style:text-underline-style="solid" style:text-underline-color="font-color"/>
    </style:style>
    <style:style style:name="T112_24" style:family="text"/>
    <style:style style:name="T112_25" style:family="text">
      <style:text-properties fo:color="#0000ee" style:text-underline-style="solid" style:text-underline-color="font-color"/>
    </style:style>
    <style:style style:name="T112_26" style:family="text"/>
    <style:style style:name="T112_27" style:family="text">
      <style:text-properties fo:color="#0000ee" style:text-underline-style="solid" style:text-underline-color="font-color"/>
    </style:style>
    <style:style style:name="T112_28" style:family="text"/>
    <style:style style:name="T112_29" style:family="text">
      <style:text-properties fo:color="#0000ee" style:text-underline-style="solid" style:text-underline-color="font-color"/>
    </style:style>
    <style:style style:name="T112_30" style:family="text"/>
    <style:style style:name="T112_31" style:family="text">
      <style:text-properties fo:color="#0000ee" style:text-underline-style="solid" style:text-underline-color="font-color"/>
    </style:style>
    <style:style style:name="T112_32" style:family="text"/>
    <style:style style:name="T112_33" style:family="text">
      <style:text-properties fo:color="#0000ee" style:text-underline-style="solid" style:text-underline-color="font-color"/>
    </style:style>
    <style:style style:name="T112_34" style:family="text"/>
    <style:style style:name="T112_35" style:family="text">
      <style:text-properties fo:color="#0000ee" style:text-underline-style="solid" style:text-underline-color="font-color"/>
    </style:style>
    <style:style style:name="T112_36" style:family="text"/>
    <style:style style:name="T112_37" style:family="text">
      <style:text-properties fo:color="#0000ee" style:text-underline-style="solid" style:text-underline-color="font-color"/>
    </style:style>
    <style:style style:name="T112_38" style:family="text"/>
    <style:style style:name="T112_39" style:family="text">
      <style:text-properties fo:color="#0000ee" style:text-underline-style="solid" style:text-underline-color="font-color"/>
    </style:style>
    <style:style style:name="T112_40" style:family="text"/>
    <style:style style:name="T112_41" style:family="text">
      <style:text-properties fo:color="#0000ee" style:text-underline-style="solid" style:text-underline-color="font-color"/>
    </style:style>
    <style:style style:name="T112_42" style:family="text"/>
    <style:style style:name="T112_43" style:family="text">
      <style:text-properties fo:color="#0000ee" style:text-underline-style="solid" style:text-underline-color="font-color"/>
    </style:style>
    <style:style style:name="T112_44" style:family="text"/>
    <style:style style:name="T112_45" style:family="text">
      <style:text-properties fo:color="#0000ee" style:text-underline-style="solid" style:text-underline-color="font-color"/>
    </style:style>
    <style:style style:name="T112_46" style:family="text"/>
    <style:style style:name="T112_47" style:family="text">
      <style:text-properties fo:color="#0000ee" style:text-underline-style="solid" style:text-underline-color="font-color"/>
    </style:style>
    <style:style style:name="T112_48" style:family="text"/>
    <style:style style:name="T112_49" style:family="text">
      <style:text-properties fo:color="#0000ee" style:text-underline-style="solid" style:text-underline-color="font-color"/>
    </style:style>
    <style:style style:name="T112_50" style:family="text"/>
    <style:style style:name="T112_51" style:family="text">
      <style:text-properties fo:color="#0000ee" style:text-underline-style="solid" style:text-underline-color="font-color"/>
    </style:style>
    <style:style style:name="T112_52" style:family="text"/>
    <style:style style:name="T112_53" style:family="text">
      <style:text-properties fo:color="#0000ee" style:text-underline-style="solid" style:text-underline-color="font-color"/>
    </style:style>
    <style:style style:name="P113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fo:color="#0000ee" style:text-underline-style="solid" style:text-underline-color="font-color"/>
    </style:style>
    <style:style style:name="P11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4_1" style:family="text">
      <style:text-properties style:font-name="Courier New" style:font-name-asian="Courier New" style:font-name-complex="Courier New"/>
    </style:style>
    <style:style style:name="T114_2" style:family="text">
      <style:text-properties style:font-name="Courier New" style:font-name-asian="Courier New" style:font-name-complex="Courier New"/>
    </style:style>
    <style:style style:name="T114_3" style:family="text">
      <style:text-properties style:font-name="Courier New" style:font-name-asian="Courier New" style:font-name-complex="Courier New"/>
    </style:style>
    <style:style style:name="T114_4" style:family="text">
      <style:text-properties style:font-name="Courier New" style:font-name-asian="Courier New" style:font-name-complex="Courier New"/>
    </style:style>
    <style:style style:name="T114_5" style:family="text">
      <style:text-properties style:font-name="Courier New" style:font-name-asian="Courier New" style:font-name-complex="Courier New"/>
    </style:style>
    <style:style style:name="T114_6" style:family="text">
      <style:text-properties style:font-name="Courier New" style:font-name-asian="Courier New" style:font-name-complex="Courier New"/>
    </style:style>
    <style:style style:name="T114_7" style:family="text">
      <style:text-properties style:font-name="Courier New" style:font-name-asian="Courier New" style:font-name-complex="Courier New"/>
    </style:style>
    <style:style style:name="T114_8" style:family="text">
      <style:text-properties style:font-name="Courier New" style:font-name-asian="Courier New" style:font-name-complex="Courier New"/>
    </style:style>
    <style:style style:name="T114_9" style:family="text">
      <style:text-properties style:font-name="Courier New" style:font-name-asian="Courier New" style:font-name-complex="Courier New"/>
    </style:style>
    <style:style style:name="T114_10" style:family="text">
      <style:text-properties style:font-name="Courier New" style:font-name-asian="Courier New" style:font-name-complex="Courier New"/>
    </style:style>
    <style:style style:name="T114_11" style:family="text">
      <style:text-properties style:font-name="Courier New" style:font-name-asian="Courier New" style:font-name-complex="Courier New"/>
    </style:style>
    <style:style style:name="T114_12" style:family="text">
      <style:text-properties style:font-name="Courier New" style:font-name-asian="Courier New" style:font-name-complex="Courier New"/>
    </style:style>
    <style:style style:name="T114_13" style:family="text">
      <style:text-properties style:font-name="Courier New" style:font-name-asian="Courier New" style:font-name-complex="Courier New"/>
    </style:style>
    <style:style style:name="T114_14" style:family="text">
      <style:text-properties style:font-name="Courier New" style:font-name-asian="Courier New" style:font-name-complex="Courier New"/>
    </style:style>
    <style:style style:name="T114_15" style:family="text">
      <style:text-properties style:font-name="Courier New" style:font-name-asian="Courier New" style:font-name-complex="Courier New"/>
    </style:style>
    <style:style style:name="T114_16" style:family="text">
      <style:text-properties style:font-name="Courier New" style:font-name-asian="Courier New" style:font-name-complex="Courier New"/>
    </style:style>
    <style:style style:name="T114_17" style:family="text">
      <style:text-properties style:font-name="Courier New" style:font-name-asian="Courier New" style:font-name-complex="Courier New"/>
    </style:style>
    <style:style style:name="T114_18" style:family="text">
      <style:text-properties style:font-name="Courier New" style:font-name-asian="Courier New" style:font-name-complex="Courier New"/>
    </style:style>
    <style:style style:name="T114_19" style:family="text">
      <style:text-properties style:font-name="Courier New" style:font-name-asian="Courier New" style:font-name-complex="Courier New"/>
    </style:style>
    <style:style style:name="T114_20" style:family="text">
      <style:text-properties style:font-name="Courier New" style:font-name-asian="Courier New" style:font-name-complex="Courier New"/>
    </style:style>
    <style:style style:name="T114_21" style:family="text">
      <style:text-properties style:font-name="Courier New" style:font-name-asian="Courier New" style:font-name-complex="Courier New"/>
    </style:style>
    <style:style style:name="T114_22" style:family="text">
      <style:text-properties style:font-name="Courier New" style:font-name-asian="Courier New" style:font-name-complex="Courier New"/>
    </style:style>
    <style:style style:name="P11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>
      <style:text-properties style:font-name="Courier New" style:font-name-asian="Courier New" style:font-name-complex="Courier New"/>
    </style:style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>
      <style:text-properties style:font-name="Courier New" style:font-name-asian="Courier New" style:font-name-complex="Courier New"/>
    </style:style>
    <style:style style:name="T115_17" style:family="text"/>
    <style:style style:name="P11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>
      <style:text-properties style:font-name="Courier New" style:font-name-asian="Courier New" style:font-name-complex="Courier New"/>
    </style:style>
    <style:style style:name="T116_5" style:family="text">
      <style:text-properties style:font-name="Courier New" style:font-name-asian="Courier New" style:font-name-complex="Courier New"/>
    </style:style>
    <style:style style:name="T116_6" style:family="text">
      <style:text-properties style:font-name="Courier New" style:font-name-asian="Courier New" style:font-name-complex="Courier New"/>
    </style:style>
    <style:style style:name="T116_7" style:family="text">
      <style:text-properties style:font-name="Courier New" style:font-name-asian="Courier New" style:font-name-complex="Courier New"/>
    </style:style>
    <style:style style:name="T116_8" style:family="text">
      <style:text-properties style:font-name="Courier New" style:font-name-asian="Courier New" style:font-name-complex="Courier New"/>
    </style:style>
    <style:style style:name="T116_9" style:family="text">
      <style:text-properties style:font-name="Courier New" style:font-name-asian="Courier New" style:font-name-complex="Courier New"/>
    </style:style>
    <style:style style:name="T116_10" style:family="text">
      <style:text-properties style:font-name="Courier New" style:font-name-asian="Courier New" style:font-name-complex="Courier New"/>
    </style:style>
    <style:style style:name="T116_11" style:family="text">
      <style:text-properties style:font-name="Verdana" style:font-name-asian="Verdana" style:font-name-complex="Verdana"/>
    </style:style>
    <style:style style:name="T116_12" style:family="text">
      <style:text-properties style:font-name="Verdana" style:font-name-asian="Verdana" style:font-name-complex="Verdana"/>
    </style:style>
    <style:style style:name="T116_13" style:family="text">
      <style:text-properties style:font-name="Verdana" style:font-name-asian="Verdana" style:font-name-complex="Verdana"/>
    </style:style>
    <style:style style:name="T116_14" style:family="text">
      <style:text-properties style:font-name="Courier New" style:font-name-asian="Courier New" style:font-name-complex="Courier New"/>
    </style:style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P11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7_1" style:family="text"/>
    <style:style style:name="T117_2" style:family="text"/>
    <style:style style:name="T117_3" style:family="text">
      <style:text-properties fo:color="#0000ee" style:text-underline-style="solid" style:text-underline-color="font-color"/>
    </style:style>
    <style:style style:name="T117_4" style:family="text"/>
    <style:style style:name="T117_5" style:family="text">
      <style:text-properties fo:color="#0000ee" style:text-underline-style="solid" style:text-underline-color="font-color"/>
    </style:style>
    <style:style style:name="T117_6" style:family="text"/>
    <style:style style:name="T117_7" style:family="text">
      <style:text-properties fo:color="#0000ee" style:text-underline-style="solid" style:text-underline-color="font-color"/>
    </style:style>
    <style:style style:name="T117_8" style:family="text"/>
    <style:style style:name="T117_9" style:family="text">
      <style:text-properties fo:color="#0000ee" style:text-underline-style="solid" style:text-underline-color="font-color"/>
    </style:style>
    <style:style style:name="T117_10" style:family="text"/>
    <style:style style:name="T117_11" style:family="text">
      <style:text-properties fo:color="#0000ee" style:text-underline-style="solid" style:text-underline-color="font-color"/>
    </style:style>
    <style:style style:name="T117_12" style:family="text"/>
    <style:style style:name="T117_13" style:family="text">
      <style:text-properties fo:color="#0000ee" style:text-underline-style="solid" style:text-underline-color="font-color"/>
    </style:style>
    <style:style style:name="T117_14" style:family="text"/>
    <style:style style:name="T117_15" style:family="text">
      <style:text-properties fo:color="#0000ee" style:text-underline-style="solid" style:text-underline-color="font-color"/>
    </style:style>
    <style:style style:name="T117_16" style:family="text"/>
    <style:style style:name="T117_17" style:family="text">
      <style:text-properties fo:color="#0000ee" style:text-underline-style="solid" style:text-underline-color="font-color"/>
    </style:style>
    <style:style style:name="T117_18" style:family="text"/>
    <style:style style:name="T117_19" style:family="text">
      <style:text-properties fo:color="#0000ee" style:text-underline-style="solid" style:text-underline-color="font-color"/>
    </style:style>
    <style:style style:name="T117_20" style:family="text"/>
    <style:style style:name="T117_21" style:family="text">
      <style:text-properties fo:color="#0000ee" style:text-underline-style="solid" style:text-underline-color="font-color"/>
    </style:style>
    <style:style style:name="T117_22" style:family="text"/>
    <style:style style:name="T117_23" style:family="text">
      <style:text-properties fo:color="#0000ee" style:text-underline-style="solid" style:text-underline-color="font-color"/>
    </style:style>
    <style:style style:name="T117_24" style:family="text"/>
    <style:style style:name="T117_25" style:family="text">
      <style:text-properties fo:color="#0000ee" style:text-underline-style="solid" style:text-underline-color="font-color"/>
    </style:style>
    <style:style style:name="T117_26" style:family="text"/>
    <style:style style:name="T117_27" style:family="text">
      <style:text-properties fo:color="#0000ee" style:text-underline-style="solid" style:text-underline-color="font-color"/>
    </style:style>
    <style:style style:name="T117_28" style:family="text"/>
    <style:style style:name="T117_29" style:family="text">
      <style:text-properties fo:color="#0000ee" style:text-underline-style="solid" style:text-underline-color="font-color"/>
    </style:style>
    <style:style style:name="T117_30" style:family="text"/>
    <style:style style:name="T117_31" style:family="text">
      <style:text-properties fo:color="#0000ee" style:text-underline-style="solid" style:text-underline-color="font-color"/>
    </style:style>
    <style:style style:name="T117_32" style:family="text"/>
    <style:style style:name="T117_33" style:family="text">
      <style:text-properties fo:color="#0000ee" style:text-underline-style="solid" style:text-underline-color="font-color"/>
    </style:style>
    <style:style style:name="T117_34" style:family="text"/>
    <style:style style:name="T117_35" style:family="text">
      <style:text-properties fo:color="#0000ee" style:text-underline-style="solid" style:text-underline-color="font-color"/>
    </style:style>
    <style:style style:name="T117_36" style:family="text"/>
    <style:style style:name="T117_37" style:family="text">
      <style:text-properties fo:color="#0000ee" style:text-underline-style="solid" style:text-underline-color="font-color"/>
    </style:style>
    <style:style style:name="T117_38" style:family="text"/>
    <style:style style:name="T117_39" style:family="text">
      <style:text-properties fo:color="#0000ee" style:text-underline-style="solid" style:text-underline-color="font-color"/>
    </style:style>
    <style:style style:name="T117_40" style:family="text"/>
    <style:style style:name="P11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>
      <style:text-properties fo:color="#0000ee" style:text-underline-style="solid" style:text-underline-color="font-color"/>
    </style:style>
    <style:style style:name="T118_18" style:family="text"/>
    <style:style style:name="T118_19" style:family="text">
      <style:text-properties fo:color="#0000ee" style:text-underline-style="solid" style:text-underline-color="font-color"/>
    </style:style>
    <style:style style:name="T118_20" style:family="text"/>
    <style:style style:name="T118_21" style:family="text">
      <style:text-properties fo:color="#0000ee" style:text-underline-style="solid" style:text-underline-color="font-color"/>
    </style:style>
    <style:style style:name="T118_22" style:family="text"/>
    <style:style style:name="T118_23" style:family="text">
      <style:text-properties fo:color="#0000ee" style:text-underline-style="solid" style:text-underline-color="font-color"/>
    </style:style>
    <style:style style:name="T118_24" style:family="text"/>
    <style:style style:name="T118_25" style:family="text">
      <style:text-properties fo:color="#0000ee" style:text-underline-style="solid" style:text-underline-color="font-color"/>
    </style:style>
    <style:style style:name="T118_26" style:family="text"/>
    <style:style style:name="T118_27" style:family="text">
      <style:text-properties fo:color="#0000ee" style:text-underline-style="solid" style:text-underline-color="font-color"/>
    </style:style>
    <style:style style:name="T118_28" style:family="text"/>
    <style:style style:name="T118_29" style:family="text">
      <style:text-properties fo:color="#0000ee" style:text-underline-style="solid" style:text-underline-color="font-color"/>
    </style:style>
    <style:style style:name="T118_30" style:family="text"/>
    <style:style style:name="T118_31" style:family="text">
      <style:text-properties fo:color="#0000ee" style:text-underline-style="solid" style:text-underline-color="font-color"/>
    </style:style>
    <style:style style:name="T118_32" style:family="text"/>
    <style:style style:name="T118_33" style:family="text">
      <style:text-properties fo:color="#0000ee" style:text-underline-style="solid" style:text-underline-color="font-color"/>
    </style:style>
    <style:style style:name="T118_34" style:family="text"/>
    <style:style style:name="T118_35" style:family="text">
      <style:text-properties fo:color="#0000ee" style:text-underline-style="solid" style:text-underline-color="font-color"/>
    </style:style>
    <style:style style:name="T118_36" style:family="text"/>
    <style:style style:name="T118_37" style:family="text">
      <style:text-properties fo:color="#0000ee" style:text-underline-style="solid" style:text-underline-color="font-color"/>
    </style:style>
    <style:style style:name="T118_38" style:family="text"/>
    <style:style style:name="T118_39" style:family="text">
      <style:text-properties fo:color="#0000ee" style:text-underline-style="solid" style:text-underline-color="font-color"/>
    </style:style>
    <style:style style:name="T118_40" style:family="text"/>
    <style:style style:name="T118_41" style:family="text">
      <style:text-properties fo:color="#0000ee" style:text-underline-style="solid" style:text-underline-color="font-color"/>
    </style:style>
    <style:style style:name="T118_42" style:family="text"/>
    <style:style style:name="T118_43" style:family="text">
      <style:text-properties fo:color="#0000ee" style:text-underline-style="solid" style:text-underline-color="font-color"/>
    </style:style>
    <style:style style:name="T118_44" style:family="text"/>
    <style:style style:name="T118_45" style:family="text">
      <style:text-properties fo:color="#0000ee" style:text-underline-style="solid" style:text-underline-color="font-color"/>
    </style:style>
    <style:style style:name="T118_46" style:family="text"/>
    <style:style style:name="T118_47" style:family="text">
      <style:text-properties fo:color="#0000ee" style:text-underline-style="solid" style:text-underline-color="font-color"/>
    </style:style>
    <style:style style:name="T118_48" style:family="text"/>
    <style:style style:name="T118_49" style:family="text">
      <style:text-properties fo:color="#0000ee" style:text-underline-style="solid" style:text-underline-color="font-color"/>
    </style:style>
    <style:style style:name="T118_50" style:family="text"/>
    <style:style style:name="T118_51" style:family="text">
      <style:text-properties fo:color="#0000ee" style:text-underline-style="solid" style:text-underline-color="font-color"/>
    </style:style>
    <style:style style:name="T118_52" style:family="text"/>
    <style:style style:name="T118_53" style:family="text">
      <style:text-properties fo:color="#0000ee" style:text-underline-style="solid" style:text-underline-color="font-color"/>
    </style:style>
    <style:style style:name="P119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fo:color="#0000ee" style:text-underline-style="solid" style:text-underline-color="font-color"/>
    </style:style>
    <style:style style:name="P12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P12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>
      <style:text-properties style:font-name="Courier New" style:font-name-asian="Courier New" style:font-name-complex="Courier New"/>
    </style:style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>
      <style:text-properties style:font-name="Courier New" style:font-name-asian="Courier New" style:font-name-complex="Courier New"/>
    </style:style>
    <style:style style:name="T121_25" style:family="text"/>
    <style:style style:name="T121_26" style:family="text"/>
    <style:style style:name="T121_27" style:family="text">
      <style:text-properties style:font-name="Courier New" style:font-name-asian="Courier New" style:font-name-complex="Courier New"/>
    </style:style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>
      <style:text-properties style:font-name="Courier New" style:font-name-asian="Courier New" style:font-name-complex="Courier New"/>
    </style:style>
    <style:style style:name="T121_33" style:family="text"/>
    <style:style style:name="T121_34" style:family="text"/>
    <style:style style:name="P122" style:family="paragraph" style:parent-style-name="Standard">
      <style:paragraph-properties fo:break-before="auto" fo:text-indent="0cm" fo:line-height="100%" fo:margin-top="0cm" fo:margin-bottom="0cm" fo:margin-left="0cm" fo:margin-right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>
      <style:text-properties style:font-name="Courier New" style:font-name-asian="Courier New" style:font-name-complex="Courier New"/>
    </style:style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Geographic</text:span><text:span text:style-name="T2_2"><text:s/></text:span><text:span text:style-name="T2_3">Object</text:span><text:span text:style-name="T2_4"><text:s/></text:span><text:span text:style-name="T2_5">Interface</text:span><text:span text:style-name="T2_6"><text:s/>(</text:span><text:span text:style-name="T2_7">GOI</text:span><text:span text:style-name="T2_8">)<text:s/></text:span><text:span text:style-name="T2_9">for</text:span><text:span text:style-name="T2_10"><text:s/></text:span><text:span text:style-name="T2_11">Heurist</text:span><text:span text:style-name="T2_12"><text:s/></text:span><text:span text:style-name="T2_13">API</text:span><text:span text:style-name="T2_14"><text:s/></text:span><text:span text:style-name="T2_15">v</text:span><text:span text:style-name="T2_16">0.1</text:span></text:p>
          </table:table-cell>
          <table:table-cell table:style-name="Cell2">
            <text:p text:style-name="P3"><text:span text:style-name="T3_1"><text:a xlink:type="simple" xlink:href="http://hapi.heuristscholar.org/"><text:span text:style-name="T3_2">HAPI</text:span></text:a></text:span><text:span text:style-name="T3_3"><text:a xlink:type="simple" xlink:href="http://hapi.heuristscholar.org/"><text:span text:style-name="T3_4"><text:s/></text:span></text:a></text:span><text:span text:style-name="T3_5"><text:a xlink:type="simple" xlink:href="http://hapi.heuristscholar.org/"><text:span text:style-name="T3_6">home</text:span></text:a></text:span></text:p>
          </table:table-cell>
        </table:table-row>
      </table:table>
      <text:p text:style-name="P4"/>
      <text:p text:style-name="P5"><text:span text:style-name="T5_1">As</text:span><text:span text:style-name="T5_2"><text:s/></text:span><text:span text:style-name="T5_3">in</text:span><text:span text:style-name="T5_4"><text:s/></text:span><text:span text:style-name="T5_5">the</text:span><text:span text:style-name="T5_6"><text:s/></text:span><text:span text:style-name="T5_7">Heurist</text:span><text:span text:style-name="T5_8"><text:s/></text:span><text:span text:style-name="T5_9">API</text:span><text:span text:style-name="T5_10">,<text:s/></text:span><text:span text:style-name="T5_11">all</text:span><text:span text:style-name="T5_12"><text:s/></text:span><text:span text:style-name="T5_13">classes</text:span><text:span text:style-name="T5_14"><text:s/></text:span><text:span text:style-name="T5_15">and</text:span><text:span text:style-name="T5_16"><text:s/></text:span><text:span text:style-name="T5_17">objects</text:span><text:span text:style-name="T5_18"><text:s/></text:span><text:span text:style-name="T5_19">in</text:span><text:span text:style-name="T5_20"><text:s/></text:span><text:span text:style-name="T5_21">the</text:span><text:span text:style-name="T5_22"><text:s/></text:span><text:span text:style-name="T5_23">GOI</text:span><text:span text:style-name="T5_24"><text:s/></text:span><text:span text:style-name="T5_25">are</text:span><text:span text:style-name="T5_26"><text:s/></text:span><text:span text:style-name="T5_27">accessible</text:span><text:span text:style-name="T5_28"><text:s/></text:span><text:span text:style-name="T5_29">through</text:span><text:span text:style-name="T5_30"><text:s/></text:span><text:span text:style-name="T5_31">the</text:span><text:span text:style-name="T5_32"><text:s/></text:span><text:span text:style-name="T5_33">global</text:span><text:span text:style-name="T5_34"><text:s/></text:span><text:span text:style-name="T5_35">namespace</text:span><text:span text:style-name="T5_36">,<text:s/></text:span><text:span text:style-name="T5_37">and</text:span><text:span text:style-name="T5_38"><text:s/></text:span><text:span text:style-name="T5_39">also</text:span><text:span text:style-name="T5_40"><text:s/></text:span><text:span text:style-name="T5_41">the</text:span><text:span text:style-name="T5_42"><text:s/></text:span><text:span text:style-name="T5_43">GOI</text:span><text:span text:style-name="T5_44"><text:s/></text:span><text:span text:style-name="T5_45">namespace</text:span><text:span text:style-name="T5_46">,<text:s/></text:span><text:span text:style-name="T5_47">and</text:span><text:span text:style-name="T5_48"><text:s/></text:span><text:span text:style-name="T5_49">also</text:span><text:span text:style-name="T5_50"><text:s/></text:span><text:span text:style-name="T5_51">the</text:span><text:span text:style-name="T5_52"><text:s/></text:span><text:span text:style-name="T5_53">HAPI</text:span><text:span text:style-name="T5_54">.</text:span><text:span text:style-name="T5_55">GOI</text:span><text:span text:style-name="T5_56"><text:s/></text:span><text:span text:style-name="T5_57">namespace</text:span><text:span text:style-name="T5_58">. <text:s/></text:span><text:span text:style-name="T5_59">For</text:span><text:span text:style-name="T5_60"><text:s/></text:span><text:span text:style-name="T5_61">example</text:span><text:span text:style-name="T5_62">,<text:s/></text:span><text:span text:style-name="T5_63">HFooBar</text:span><text:span text:style-name="T5_64"><text:s/></text:span><text:span text:style-name="T5_65">is</text:span><text:span text:style-name="T5_66"><text:s/></text:span><text:span text:style-name="T5_67">also</text:span><text:span text:style-name="T5_68"><text:s/></text:span><text:span text:style-name="T5_69">accessible</text:span><text:span text:style-name="T5_70"><text:s/></text:span><text:span text:style-name="T5_71">as</text:span><text:span text:style-name="T5_72"><text:s/></text:span><text:span text:style-name="T5_73">GOI</text:span><text:span text:style-name="T5_74">.</text:span><text:span text:style-name="T5_75">FooBar</text:span><text:span text:style-name="T5_76"><text:s/></text:span><text:span text:style-name="T5_77">and</text:span><text:span text:style-name="T5_78"><text:s/></text:span><text:span text:style-name="T5_79">HAPI</text:span><text:span text:style-name="T5_80">.</text:span><text:span text:style-name="T5_81">GOI</text:span><text:span text:style-name="T5_82">.</text:span><text:span text:style-name="T5_83">FooBar</text:span><text:span text:style-name="T5_84">;<text:s/></text:span><text:span text:style-name="T5_85">internally</text:span><text:span text:style-name="T5_86"><text:s/></text:span><text:span text:style-name="T5_87">all</text:span><text:span text:style-name="T5_88"><text:s/></text:span><text:span text:style-name="T5_89">names</text:span><text:span text:style-name="T5_90"><text:s/></text:span><text:span text:style-name="T5_91">use</text:span><text:span text:style-name="T5_92"><text:s/></text:span><text:span text:style-name="T5_93">the</text:span><text:span text:style-name="T5_94"><text:s/></text:span><text:span text:style-name="T5_95">former</text:span><text:span text:style-name="T5_96"><text:s/></text:span><text:span text:style-name="T5_97">naming</text:span><text:span text:style-name="T5_98"><text:s/></text:span><text:span text:style-name="T5_99">scheme</text:span><text:span text:style-name="T5_100">.</text:span></text:p>
      <text:p text:style-name="P6"/>
      <text:p text:style-name="P7"/>
      <text:p text:style-name="P8"><text:span text:style-name="T8_1">HPointValue</text:span><text:span text:style-name="T8_2">,<text:s/></text:span><text:span text:style-name="T8_3">HBoundsValue</text:span><text:span text:style-name="T8_4">, <text:s/></text:span><text:span text:style-name="T8_5">HCircleValue</text:span><text:span text:style-name="T8_6">,<text:s/></text:span><text:span text:style-name="T8_7">HPolygonValue</text:span><text:span text:style-name="T8_8"><text:s/></text:span><text:span text:style-name="T8_9">and</text:span><text:span text:style-name="T8_10"><text:s/></text:span><text:span text:style-name="T8_11">HPathValue</text:span><text:span text:style-name="T8_12"><text:s/></text:span><text:span text:style-name="T8_13">objects</text:span><text:span text:style-name="T8_14"><text:s/></text:span><text:span text:style-name="T8_15">represent</text:span><text:span text:style-name="T8_16"><text:s/></text:span><text:span text:style-name="T8_17">bibliographic</text:span><text:span text:style-name="T8_18"><text:s/></text:span><text:span text:style-name="T8_19">details</text:span><text:span text:style-name="T8_20"><text:s/></text:span><text:span text:style-name="T8_21">of</text:span><text:span text:style-name="T8_22"><text:s/></text:span><text:span text:style-name="T8_23">the</text:span><text:span text:style-name="T8_24"><text:s/></text:span><text:span text:style-name="T8_25">geographic</text:span><text:span text:style-name="T8_26"><text:s/></text:span><text:span text:style-name="T8_27">variety</text:span><text:span text:style-name="T8_28">.</text:span></text:p>
      <text:p text:style-name="P9"><text:span text:style-name="T9_1"> </text:span></text:p>
      <text:p text:style-name="P10"><text:span text:style-name="T10_1">Note</text:span><text:span text:style-name="T10_2">:<text:s/></text:span><text:span text:style-name="T10_3">geographic</text:span><text:span text:style-name="T10_4"><text:s/></text:span><text:span text:style-name="T10_5">data</text:span><text:span text:style-name="T10_6"><text:s/></text:span><text:span text:style-name="T10_7">is</text:span><text:span text:style-name="T10_8"><text:s/></text:span><text:span text:style-name="T10_9">accepted</text:span><text:span text:style-name="T10_10"><text:s/></text:span><text:span text:style-name="T10_11">in</text:span><text:span text:style-name="T10_12"><text:s/></text:span><text:span text:style-name="T10_13">OpenGIS</text:span><text:span text:style-name="T10_14"><text:s/></text:span><text:span text:style-name="T10_15">WKT</text:span><text:span text:style-name="T10_16"><text:s/></text:span><text:span text:style-name="T10_17">format</text:span><text:span text:style-name="T10_18">,<text:s/></text:span><text:span text:style-name="T10_19">e</text:span><text:span text:style-name="T10_20">.</text:span><text:span text:style-name="T10_21">g</text:span><text:span text:style-name="T10_22">.<text:s/></text:span><text:span text:style-name="T10_23">POINT</text:span><text:span text:style-name="T10_24">(</text:span><text:span text:style-name="T10_25">x</text:span><text:span text:style-name="T10_26"><text:s/></text:span><text:span text:style-name="T10_27">y</text:span><text:span text:style-name="T10_28">).</text:span></text:p>
      <text:p text:style-name="P11"><text:span text:style-name="T11_1">See</text:span><text:span text:style-name="T11_2"><text:s/></text:span><text:span text:style-name="T11_3"><text:a xlink:type="simple" xlink:href="http://en.wikipedia.org/wiki/Well-known_text"><text:span text:style-name="T11_4">this</text:span></text:a></text:span><text:span text:style-name="T11_5"><text:a xlink:type="simple" xlink:href="http://en.wikipedia.org/wiki/Well-known_text"><text:span text:style-name="T11_6"><text:s/></text:span></text:a></text:span><text:span text:style-name="T11_7"><text:a xlink:type="simple" xlink:href="http://en.wikipedia.org/wiki/Well-known_text"><text:span text:style-name="T11_8">Wikipedia</text:span></text:a></text:span><text:span text:style-name="T11_9"><text:a xlink:type="simple" xlink:href="http://en.wikipedia.org/wiki/Well-known_text"><text:span text:style-name="T11_10"><text:s/></text:span></text:a></text:span><text:span text:style-name="T11_11"><text:a xlink:type="simple" xlink:href="http://en.wikipedia.org/wiki/Well-known_text"><text:span text:style-name="T11_12">article</text:span></text:a></text:span><text:span text:style-name="T11_13"><text:s/></text:span><text:span text:style-name="T11_14">for</text:span><text:span text:style-name="T11_15"><text:s/></text:span><text:span text:style-name="T11_16">more</text:span><text:span text:style-name="T11_17"><text:s/></text:span><text:span text:style-name="T11_18">details</text:span><text:span text:style-name="T11_19">.</text:span></text:p>
      <text:p text:style-name="P12"/>
      <text:h text:style-name="P13" text:outline-level="10"><text:span text:style-name="T13_1">class</text:span><text:span text:style-name="T13_2"><text:s/></text:span><text:span text:style-name="T13_3">HPointValue</text:span><text:span text:style-name="T13_4"><text:s/></text:span><text:span text:style-name="T13_5">extends</text:span><text:span text:style-name="T13_6"><text:s/></text:span><text:span text:style-name="T13_7">HGeographicValue</text:span></text:h>
      <text:p text:style-name="P14"><text:span text:style-name="T14_1">Constructor</text:span></text:p>
      <text:p text:style-name="P15"><text:span text:style-name="T15_1">   <text:s/></text:span><text:span text:style-name="T15_2">HPointValue</text:span><text:span text:style-name="T15_3">(<text:s/></text:span><text:span text:style-name="T15_4">wkt</text:span><text:span text:style-name="T15_5">-</text:span><text:span text:style-name="T15_6">string</text:span><text:span text:style-name="T15_7"><text:s/>)</text:span></text:p>
      <text:p text:style-name="P16"><text:span text:style-name="T16_1"> <text:tab/>  <text:s/></text:span><text:span text:style-name="T16_2">Create</text:span><text:span text:style-name="T16_3"><text:s/></text:span><text:span text:style-name="T16_4">a</text:span><text:span text:style-name="T16_5"><text:s/></text:span><text:span text:style-name="T16_6">new</text:span><text:span text:style-name="T16_7"><text:s/></text:span><text:span text:style-name="T16_8">point</text:span><text:span text:style-name="T16_9"><text:s/></text:span><text:span text:style-name="T16_10">value</text:span><text:span text:style-name="T16_11">,<text:s/></text:span><text:span text:style-name="T16_12">using</text:span><text:span text:style-name="T16_13"><text:s/></text:span><text:span text:style-name="T16_14">the</text:span><text:span text:style-name="T16_15"><text:s/></text:span><text:span text:style-name="T16_16">given</text:span><text:span text:style-name="T16_17"><text:s/></text:span><text:span text:style-name="T16_18">raw</text:span><text:span text:style-name="T16_19"><text:s/></text:span><text:span text:style-name="T16_20">geographic</text:span><text:span text:style-name="T16_21"><text:s/></text:span><text:span text:style-name="T16_22">data</text:span></text:p>
      <text:p text:style-name="P17"><text:span text:style-name="T17_1">   <text:s/></text:span><text:span text:style-name="T17_2">HPointValue</text:span><text:span text:style-name="T17_3">(<text:s/></text:span><text:span text:style-name="T17_4">x</text:span><text:span text:style-name="T17_5">,<text:s/></text:span><text:span text:style-name="T17_6">y</text:span><text:span text:style-name="T17_7"><text:s/>)</text:span></text:p>
      <text:p text:style-name="P18"><text:span text:style-name="T18_1"> <text:tab/>  <text:s/></text:span><text:span text:style-name="T18_2">Create</text:span><text:span text:style-name="T18_3"><text:s/></text:span><text:span text:style-name="T18_4">a</text:span><text:span text:style-name="T18_5"><text:s/></text:span><text:span text:style-name="T18_6">new</text:span><text:span text:style-name="T18_7"><text:s/></text:span><text:span text:style-name="T18_8">point</text:span><text:span text:style-name="T18_9"><text:s/></text:span><text:span text:style-name="T18_10">value</text:span><text:span text:style-name="T18_11"><text:s/></text:span><text:span text:style-name="T18_12">with</text:span><text:span text:style-name="T18_13"><text:s/></text:span><text:span text:style-name="T18_14">the</text:span><text:span text:style-name="T18_15"><text:s/></text:span><text:span text:style-name="T18_16">specified</text:span><text:span text:style-name="T18_17"><text:s/></text:span><text:span text:style-name="T18_18">coordinates</text:span></text:p>
      <text:p text:style-name="P19"><text:span text:style-name="T19_1">Methods</text:span></text:p>
      <text:p text:style-name="P20"><text:span text:style-name="T20_1">   <text:s/></text:span><text:span text:style-name="T20_2">getX</text:span><text:span text:style-name="T20_3">() <text:s/>=&gt; <text:s/></text:span><text:span text:style-name="T20_4">float</text:span></text:p>
      <text:p text:style-name="P21"><text:span text:style-name="T21_1">   <text:s/></text:span><text:span text:style-name="T21_2">getY</text:span><text:span text:style-name="T21_3">() <text:s/>=&gt; <text:s/></text:span><text:span text:style-name="T21_4">float</text:span></text:p>
      <text:p text:style-name="P22"><text:span text:style-name="T22_1"><text:s/>       <text:s/></text:span><text:span text:style-name="T22_2">Return</text:span><text:span text:style-name="T22_3"><text:s/></text:span><text:span text:style-name="T22_4">the</text:span><text:span text:style-name="T22_5"><text:s/></text:span><text:span text:style-name="T22_6">coordinate</text:span><text:span text:style-name="T22_7"><text:s/></text:span><text:span text:style-name="T22_8">values</text:span><text:span text:style-name="T22_9"><text:s/></text:span><text:span text:style-name="T22_10">of</text:span><text:span text:style-name="T22_11"><text:s/></text:span><text:span text:style-name="T22_12">the</text:span><text:span text:style-name="T22_13"><text:s/></text:span><text:span text:style-name="T22_14">point</text:span></text:p>
      <text:p text:style-name="P23"/>
      <text:h text:style-name="P24" text:outline-level="10"><text:span text:style-name="T24_1">class</text:span><text:span text:style-name="T24_2"><text:s/></text:span><text:span text:style-name="T24_3">HBoundsValue</text:span><text:span text:style-name="T24_4"><text:s/></text:span><text:span text:style-name="T24_5">extends</text:span><text:span text:style-name="T24_6"><text:s/></text:span><text:span text:style-name="T24_7">HGeographicValue</text:span></text:h>
      <text:p text:style-name="P25"><text:span text:style-name="T25_1">Constructor</text:span></text:p>
      <text:p text:style-name="P26"><text:span text:style-name="T26_1">   <text:s/></text:span><text:span text:style-name="T26_2">HBoundsValue</text:span><text:span text:style-name="T26_3">(<text:s/></text:span><text:span text:style-name="T26_4">wkt</text:span><text:span text:style-name="T26_5">-</text:span><text:span text:style-name="T26_6">string</text:span><text:span text:style-name="T26_7"><text:s/>)</text:span></text:p>
      <text:p text:style-name="P27"><text:span text:style-name="T27_1"> <text:tab/>  <text:s/></text:span><text:span text:style-name="T27_2">Create</text:span><text:span text:style-name="T27_3"><text:s/></text:span><text:span text:style-name="T27_4">a</text:span><text:span text:style-name="T27_5"><text:s/></text:span><text:span text:style-name="T27_6">new</text:span><text:span text:style-name="T27_7"><text:s/></text:span><text:span text:style-name="T27_8">bounds</text:span><text:span text:style-name="T27_9"><text:s/>(</text:span><text:span text:style-name="T27_10">rectangle</text:span><text:span text:style-name="T27_11">)<text:s/></text:span><text:span text:style-name="T27_12">value</text:span><text:span text:style-name="T27_13">,<text:s/></text:span><text:span text:style-name="T27_14">using</text:span><text:span text:style-name="T27_15"><text:s/></text:span><text:span text:style-name="T27_16">the</text:span><text:span text:style-name="T27_17"><text:s/></text:span><text:span text:style-name="T27_18">given</text:span><text:span text:style-name="T27_19"><text:s/></text:span><text:span text:style-name="T27_20">raw</text:span><text:span text:style-name="T27_21"><text:s/></text:span><text:span text:style-name="T27_22">geographic</text:span><text:span text:style-name="T27_23"><text:s/></text:span><text:span text:style-name="T27_24">data</text:span></text:p>
      <text:p text:style-name="P28"><text:span text:style-name="T28_1">   <text:s/></text:span><text:span text:style-name="T28_2">HBoundsValue</text:span><text:span text:style-name="T28_3">(<text:s/></text:span><text:span text:style-name="T28_4">xMin</text:span><text:span text:style-name="T28_5">,<text:s/></text:span><text:span text:style-name="T28_6">xMax</text:span><text:span text:style-name="T28_7">,<text:s/></text:span><text:span text:style-name="T28_8">yMin</text:span><text:span text:style-name="T28_9">,<text:s/></text:span><text:span text:style-name="T28_10">yMax</text:span><text:span text:style-name="T28_11"><text:s/>)</text:span></text:p>
      <text:p text:style-name="P29"><text:span text:style-name="T29_1"> <text:tab/>  <text:s/></text:span><text:span text:style-name="T29_2">Create</text:span><text:span text:style-name="T29_3"><text:s/></text:span><text:span text:style-name="T29_4">a</text:span><text:span text:style-name="T29_5"><text:s/></text:span><text:span text:style-name="T29_6">new</text:span><text:span text:style-name="T29_7"><text:s/></text:span><text:span text:style-name="T29_8">bounds</text:span><text:span text:style-name="T29_9"><text:s/>(</text:span><text:span text:style-name="T29_10">rectangle</text:span><text:span text:style-name="T29_11">)<text:s/></text:span><text:span text:style-name="T29_12">value</text:span><text:span text:style-name="T29_13"><text:s/></text:span><text:span text:style-name="T29_14">with</text:span><text:span text:style-name="T29_15"><text:s/></text:span><text:span text:style-name="T29_16">the</text:span><text:span text:style-name="T29_17"><text:s/></text:span><text:span text:style-name="T29_18">specified</text:span><text:span text:style-name="T29_19"><text:s/></text:span><text:span text:style-name="T29_20">coordinates</text:span></text:p>
      <text:p text:style-name="P30"><text:span text:style-name="T30_1">Methods</text:span></text:p>
      <text:p text:style-name="P31"><text:span text:style-name="T31_1">   <text:s/></text:span><text:span text:style-name="T31_2">getX</text:span><text:span text:style-name="T31_3">0() <text:s/>=&gt; <text:s/></text:span><text:span text:style-name="T31_4">float</text:span></text:p>
      <text:p text:style-name="P32"><text:span text:style-name="T32_1">   <text:s/></text:span><text:span text:style-name="T32_2">getX</text:span><text:span text:style-name="T32_3">1() <text:s/>=&gt; <text:s/></text:span><text:span text:style-name="T32_4">float</text:span></text:p>
      <text:p text:style-name="P33"><text:span text:style-name="T33_1">   <text:s/></text:span><text:span text:style-name="T33_2">getY</text:span><text:span text:style-name="T33_3">0() <text:s/>=&gt; <text:s/></text:span><text:span text:style-name="T33_4">float</text:span></text:p>
      <text:p text:style-name="P34"><text:span text:style-name="T34_1"><text:s/></text:span><text:span text:style-name="T34_2">   <text:s/></text:span><text:span text:style-name="T34_3">getY</text:span><text:span text:style-name="T34_4">1() <text:s/>=&gt; <text:s/></text:span><text:span text:style-name="T34_5">float</text:span></text:p>
      <text:p text:style-name="P35"><text:span text:style-name="T35_1"><text:s/>       <text:s/></text:span><text:span text:style-name="T35_2">Return</text:span><text:span text:style-name="T35_3"><text:s/></text:span><text:span text:style-name="T35_4">the</text:span><text:span text:style-name="T35_5"><text:s/></text:span><text:span text:style-name="T35_6">coordinate</text:span><text:span text:style-name="T35_7"><text:s/></text:span><text:span text:style-name="T35_8">values</text:span><text:span text:style-name="T35_9"><text:s/></text:span><text:span text:style-name="T35_10">of</text:span><text:span text:style-name="T35_11"><text:s/></text:span><text:span text:style-name="T35_12">the</text:span><text:span text:style-name="T35_13"><text:s/></text:span><text:span text:style-name="T35_14">rectangle</text:span></text:p>
      <text:p text:style-name="P36"/>
      <text:h text:style-name="P37" text:outline-level="10"><text:span text:style-name="T37_1">class</text:span><text:span text:style-name="T37_2"><text:s/></text:span><text:span text:style-name="T37_3">HCircleValue</text:span><text:span text:style-name="T37_4"><text:s/></text:span><text:span text:style-name="T37_5">extends</text:span><text:span text:style-name="T37_6"><text:s/></text:span><text:span text:style-name="T37_7">HGeographicValue</text:span></text:h>
      <text:p text:style-name="P38"><text:span text:style-name="T38_1">Constructor</text:span></text:p>
      <text:p text:style-name="P39"><text:span text:style-name="T39_1">   <text:s/></text:span><text:span text:style-name="T39_2">HCircleValue</text:span><text:span text:style-name="T39_3">(<text:s/></text:span><text:span text:style-name="T39_4">wkt</text:span><text:span text:style-name="T39_5">-</text:span><text:span text:style-name="T39_6">string</text:span><text:span text:style-name="T39_7"><text:s/>)</text:span></text:p>
      <text:p text:style-name="P40"><text:span text:style-name="T40_1"> <text:tab/>  <text:s/></text:span><text:span text:style-name="T40_2">Create</text:span><text:span text:style-name="T40_3"><text:s/></text:span><text:span text:style-name="T40_4">a</text:span><text:span text:style-name="T40_5"><text:s/></text:span><text:span text:style-name="T40_6">new</text:span><text:span text:style-name="T40_7"><text:s/></text:span><text:span text:style-name="T40_8">circle</text:span><text:span text:style-name="T40_9"><text:s/></text:span><text:span text:style-name="T40_10">value</text:span><text:span text:style-name="T40_11">,<text:s/></text:span><text:span text:style-name="T40_12">using</text:span><text:span text:style-name="T40_13"><text:s/></text:span><text:span text:style-name="T40_14">the</text:span><text:span text:style-name="T40_15"><text:s/></text:span><text:span text:style-name="T40_16">given</text:span><text:span text:style-name="T40_17"><text:s/></text:span><text:span text:style-name="T40_18">raw</text:span><text:span text:style-name="T40_19"><text:s/></text:span><text:span text:style-name="T40_20">geographic</text:span><text:span text:style-name="T40_21"><text:s/></text:span><text:span text:style-name="T40_22">data</text:span></text:p>
      <text:p text:style-name="P41"><text:span text:style-name="T41_1">   <text:s/></text:span><text:span text:style-name="T41_2">HCircleValue</text:span><text:span text:style-name="T41_3">(<text:s/></text:span><text:span text:style-name="T41_4">x</text:span><text:span text:style-name="T41_5">,<text:s/></text:span><text:span text:style-name="T41_6">y</text:span><text:span text:style-name="T41_7">,<text:s/></text:span><text:span text:style-name="T41_8">radius</text:span><text:span text:style-name="T41_9"><text:s/>)</text:span></text:p>
      <text:p text:style-name="P42"><text:span text:style-name="T42_1"> <text:tab/>  <text:s/></text:span><text:span text:style-name="T42_2">Create</text:span><text:span text:style-name="T42_3"><text:s/></text:span><text:span text:style-name="T42_4">a</text:span><text:span text:style-name="T42_5"><text:s/></text:span><text:span text:style-name="T42_6">new</text:span><text:span text:style-name="T42_7"><text:s/></text:span><text:span text:style-name="T42_8">circle</text:span><text:span text:style-name="T42_9"><text:s/></text:span><text:span text:style-name="T42_10">value</text:span><text:span text:style-name="T42_11"><text:s/></text:span><text:span text:style-name="T42_12">with</text:span><text:span text:style-name="T42_13"><text:s/></text:span><text:span text:style-name="T42_14">centre</text:span><text:span text:style-name="T42_15"><text:s/></text:span><text:span text:style-name="T42_16">at</text:span><text:span text:style-name="T42_17"><text:s/>(</text:span><text:span text:style-name="T42_18">x</text:span><text:span text:style-name="T42_19">,</text:span><text:span text:style-name="T42_20">y</text:span><text:span text:style-name="T42_21">)<text:s/></text:span><text:span text:style-name="T42_22">and</text:span><text:span text:style-name="T42_23"><text:s/></text:span><text:span text:style-name="T42_24">given</text:span><text:span text:style-name="T42_25"><text:s/></text:span><text:span text:style-name="T42_26">radius</text:span></text:p>
      <text:p text:style-name="P43"><text:span text:style-name="T43_1">Methods</text:span></text:p>
      <text:p text:style-name="P44"><text:span text:style-name="T44_1">   <text:s/></text:span><text:span text:style-name="T44_2">getX</text:span><text:span text:style-name="T44_3">() <text:s/>=&gt; <text:s/></text:span><text:span text:style-name="T44_4">float</text:span></text:p>
      <text:p text:style-name="P45"><text:span text:style-name="T45_1">   <text:s/></text:span><text:span text:style-name="T45_2">getY</text:span><text:span text:style-name="T45_3">() <text:s/>=&gt; <text:s/></text:span><text:span text:style-name="T45_4">float</text:span></text:p>
      <text:p text:style-name="P46"><text:span text:style-name="T46_1">       <text:s/></text:span><text:span text:style-name="T46_2">Return</text:span><text:span text:style-name="T46_3"><text:s/></text:span><text:span text:style-name="T46_4">the</text:span><text:span text:style-name="T46_5"><text:s/></text:span><text:span text:style-name="T46_6">coordinates</text:span><text:span text:style-name="T46_7"><text:s/></text:span><text:span text:style-name="T46_8">of</text:span><text:span text:style-name="T46_9"><text:s/></text:span><text:span text:style-name="T46_10">the</text:span><text:span text:style-name="T46_11"><text:s/></text:span><text:span text:style-name="T46_12">centre</text:span><text:span text:style-name="T46_13"><text:s/></text:span><text:span text:style-name="T46_14">of</text:span><text:span text:style-name="T46_15"><text:s/></text:span><text:span text:style-name="T46_16">the</text:span><text:span text:style-name="T46_17"><text:s/></text:span><text:span text:style-name="T46_18">circle</text:span></text:p>
      <text:p text:style-name="P47"><text:span text:style-name="T47_1">   <text:s/></text:span><text:span text:style-name="T47_2">getRadius</text:span><text:span text:style-name="T47_3">() <text:s/>=&gt; <text:s/></text:span><text:span text:style-name="T47_4">float</text:span></text:p>
      <text:p text:style-name="P48"><text:span text:style-name="T48_1">       <text:s/></text:span><text:span text:style-name="T48_2">Return</text:span><text:span text:style-name="T48_3"><text:s/></text:span><text:span text:style-name="T48_4">the</text:span><text:span text:style-name="T48_5"><text:s/></text:span><text:span text:style-name="T48_6">radius</text:span><text:span text:style-name="T48_7"><text:s/></text:span><text:span text:style-name="T48_8">of</text:span><text:span text:style-name="T48_9"><text:s/></text:span><text:span text:style-name="T48_10">the</text:span><text:span text:style-name="T48_11"><text:s/></text:span><text:span text:style-name="T48_12">circle</text:span></text:p>
      <text:p text:style-name="P49"/>
      <text:h text:style-name="P50" text:outline-level="10"><text:span text:style-name="T50_1">class</text:span><text:span text:style-name="T50_2"><text:s/></text:span><text:span text:style-name="T50_3">HPolygonValue</text:span><text:span text:style-name="T50_4"><text:s/></text:span><text:span text:style-name="T50_5">extends</text:span><text:span text:style-name="T50_6"><text:s/></text:span><text:span text:style-name="T50_7">HGeographicValue</text:span></text:h>
      <text:p text:style-name="P51"><text:span text:style-name="T51_1">Constructor</text:span></text:p>
      <text:p text:style-name="P52"><text:span text:style-name="T52_1">   <text:s/></text:span><text:span text:style-name="T52_2">HPolygonValue</text:span><text:span text:style-name="T52_3">(<text:s/></text:span><text:span text:style-name="T52_4">wkt</text:span><text:span text:style-name="T52_5">-</text:span><text:span text:style-name="T52_6">string</text:span><text:span text:style-name="T52_7"><text:s/>)</text:span></text:p>
      <text:p text:style-name="P53"><text:span text:style-name="T53_1"> <text:tab/>  <text:s/></text:span><text:span text:style-name="T53_2">Create</text:span><text:span text:style-name="T53_3"><text:s/></text:span><text:span text:style-name="T53_4">a</text:span><text:span text:style-name="T53_5"><text:s/></text:span><text:span text:style-name="T53_6">new</text:span><text:span text:style-name="T53_7"><text:s/></text:span><text:span text:style-name="T53_8">polygon</text:span><text:span text:style-name="T53_9"><text:s/></text:span><text:span text:style-name="T53_10">value</text:span><text:span text:style-name="T53_11">,<text:s/></text:span><text:span text:style-name="T53_12">using</text:span><text:span text:style-name="T53_13"><text:s/></text:span><text:span text:style-name="T53_14">the</text:span><text:span text:style-name="T53_15"><text:s/></text:span><text:span text:style-name="T53_16">given</text:span><text:span text:style-name="T53_17"><text:s/></text:span><text:span text:style-name="T53_18">raw</text:span><text:span text:style-name="T53_19"><text:s/></text:span><text:span text:style-name="T53_20">geographic</text:span><text:span text:style-name="T53_21"><text:s/></text:span><text:span text:style-name="T53_22">data</text:span></text:p>
      <text:p text:style-name="P54"><text:span text:style-name="T54_1">   <text:s/></text:span><text:span text:style-name="T54_2">HPolygonValue</text:span><text:span text:style-name="T54_3">(<text:s/></text:span><text:span text:style-name="T54_4">points</text:span><text:span text:style-name="T54_5"><text:s/>)</text:span></text:p>
      <text:p text:style-name="P55"><text:span text:style-name="T55_1"> <text:tab/>  <text:s/></text:span><text:span text:style-name="T55_2">Create</text:span><text:span text:style-name="T55_3"><text:s/></text:span><text:span text:style-name="T55_4">a</text:span><text:span text:style-name="T55_5"><text:s/></text:span><text:span text:style-name="T55_6">new</text:span><text:span text:style-name="T55_7"><text:s/></text:span><text:span text:style-name="T55_8">polygon</text:span><text:span text:style-name="T55_9"><text:s/></text:span><text:span text:style-name="T55_10">value</text:span><text:span text:style-name="T55_11"><text:s/>-<text:s/></text:span><text:span text:style-name="T55_12">points</text:span><text:span text:style-name="T55_13"><text:s/></text:span><text:span text:style-name="T55_14">is</text:span><text:span text:style-name="T55_15"><text:s/></text:span><text:span text:style-name="T55_16">a</text:span><text:span text:style-name="T55_17"><text:s/></text:span><text:span text:style-name="T55_18">list</text:span><text:span text:style-name="T55_19"><text:s/></text:span><text:span text:style-name="T55_20">of</text:span><text:span text:style-name="T55_21"><text:s/>{<text:s/></text:span><text:span text:style-name="T55_22">x</text:span><text:span text:style-name="T55_23">:<text:s/></text:span><text:span text:style-name="T55_24">X</text:span><text:span text:style-name="T55_25">,<text:s/></text:span><text:span text:style-name="T55_26">y</text:span><text:span text:style-name="T55_27">:<text:s/></text:span><text:span text:style-name="T55_28">Y</text:span><text:span text:style-name="T55_29"><text:s/>}<text:s/></text:span><text:span text:style-name="T55_30">objects</text:span><text:span text:style-name="T55_31">. <text:s/></text:span><text:span text:style-name="T55_32">The</text:span><text:span text:style-name="T55_33"><text:s/></text:span><text:span text:style-name="T55_34">last</text:span><text:span text:style-name="T55_35"><text:s/></text:span><text:span text:style-name="T55_36">point</text:span><text:span text:style-name="T55_37"><text:s/></text:span><text:span text:style-name="T55_38">must</text:span><text:span text:style-name="T55_39"><text:s/></text:span><text:span text:style-name="T55_40">be</text:span><text:span text:style-name="T55_41"><text:s/></text:span><text:span text:style-name="T55_42">the</text:span><text:span text:style-name="T55_43"><text:s/></text:span><text:span text:style-name="T55_44">same</text:span><text:span text:style-name="T55_45"><text:s/></text:span><text:span text:style-name="T55_46">as</text:span><text:span text:style-name="T55_47"><text:s/></text:span><text:span text:style-name="T55_48">the</text:span><text:span text:style-name="T55_49"><text:s/></text:span><text:span text:style-name="T55_50">first</text:span><text:span text:style-name="T55_51"><text:s/></text:span><text:span text:style-name="T55_52">point</text:span><text:span text:style-name="T55_53">.</text:span></text:p>
      <text:p text:style-name="P56"><text:span text:style-name="T56_1">Methods</text:span></text:p>
      <text:p text:style-name="P57"><text:span text:style-name="T57_1">   <text:s/></text:span><text:span text:style-name="T57_2">getPoints</text:span><text:span text:style-name="T57_3">() <text:s/>=&gt; <text:s/></text:span><text:span text:style-name="T57_4">Array</text:span><text:span text:style-name="T57_5">[<text:s/>[</text:span><text:span text:style-name="T57_6">x</text:span><text:span text:style-name="T57_7">,</text:span><text:span text:style-name="T57_8">y</text:span><text:span text:style-name="T57_9">]<text:s/>]</text:span></text:p>
      <text:p text:style-name="P58"><text:span text:style-name="T58_1">       <text:s/></text:span><text:span text:style-name="T58_2">Return</text:span><text:span text:style-name="T58_3"><text:s/></text:span><text:span text:style-name="T58_4">the</text:span><text:span text:style-name="T58_5"><text:s/></text:span><text:span text:style-name="T58_6">polygon</text:span><text:span text:style-name="T58_7">'</text:span><text:span text:style-name="T58_8">s</text:span><text:span text:style-name="T58_9"><text:s/></text:span><text:span text:style-name="T58_10">points</text:span><text:span text:style-name="T58_11">. <text:s/></text:span><text:span text:style-name="T58_12">Return</text:span><text:span text:style-name="T58_13"><text:s/></text:span><text:span text:style-name="T58_14">value</text:span><text:span text:style-name="T58_15"><text:s/></text:span><text:span text:style-name="T58_16">is</text:span><text:span text:style-name="T58_17"><text:s/></text:span><text:span text:style-name="T58_18">an</text:span><text:span text:style-name="T58_19"><text:s/></text:span><text:span text:style-name="T58_20">array</text:span><text:span text:style-name="T58_21"><text:s/></text:span><text:span text:style-name="T58_22">of</text:span><text:span text:style-name="T58_23"><text:s/></text:span><text:span text:style-name="T58_24">arrays</text:span><text:span text:style-name="T58_25"><text:s/></text:span><text:span text:style-name="T58_26">of</text:span><text:span text:style-name="T58_27"><text:s/></text:span><text:span text:style-name="T58_28">x</text:span><text:span text:style-name="T58_29">,</text:span><text:span text:style-name="T58_30">y</text:span><text:span text:style-name="T58_31"><text:s/></text:span><text:span text:style-name="T58_32">values</text:span></text:p>
      <text:p text:style-name="P59"/>
      <text:h text:style-name="P60" text:outline-level="10"><text:span text:style-name="T60_1">class</text:span><text:span text:style-name="T60_2"><text:s/></text:span><text:span text:style-name="T60_3">HPathValue</text:span><text:span text:style-name="T60_4"><text:s/></text:span><text:span text:style-name="T60_5">extends</text:span><text:span text:style-name="T60_6"><text:s/></text:span><text:span text:style-name="T60_7">HGeographicValue</text:span></text:h>
      <text:p text:style-name="P61"><text:span text:style-name="T61_1">Constructor</text:span></text:p>
      <text:p text:style-name="P62"><text:span text:style-name="T62_1">   <text:s/></text:span><text:span text:style-name="T62_2">HPathValue</text:span><text:span text:style-name="T62_3">(<text:s/></text:span><text:span text:style-name="T62_4">wkt</text:span><text:span text:style-name="T62_5">-</text:span><text:span text:style-name="T62_6">string</text:span><text:span text:style-name="T62_7"><text:s/>)</text:span></text:p>
      <text:p text:style-name="P63"><text:span text:style-name="T63_1"> <text:tab/>  <text:s/></text:span><text:span text:style-name="T63_2">Create</text:span><text:span text:style-name="T63_3"><text:s/></text:span><text:span text:style-name="T63_4">a</text:span><text:span text:style-name="T63_5"><text:s/></text:span><text:span text:style-name="T63_6">new</text:span><text:span text:style-name="T63_7"><text:s/></text:span><text:span text:style-name="T63_8">path</text:span><text:span text:style-name="T63_9"><text:s/>(</text:span><text:span text:style-name="T63_10">poly</text:span><text:span text:style-name="T63_11">-</text:span><text:span text:style-name="T63_12">line</text:span><text:span text:style-name="T63_13">)<text:s/></text:span><text:span text:style-name="T63_14">value</text:span><text:span text:style-name="T63_15">,<text:s/></text:span><text:span text:style-name="T63_16">using</text:span><text:span text:style-name="T63_17"><text:s/></text:span><text:span text:style-name="T63_18">the</text:span><text:span text:style-name="T63_19"><text:s/></text:span><text:span text:style-name="T63_20">given</text:span><text:span text:style-name="T63_21"><text:s/></text:span><text:span text:style-name="T63_22">raw</text:span><text:span text:style-name="T63_23"><text:s/></text:span><text:span text:style-name="T63_24">geographic</text:span><text:span text:style-name="T63_25"><text:s/></text:span><text:span text:style-name="T63_26">data</text:span></text:p>
      <text:p text:style-name="P64"><text:span text:style-name="T64_1">   <text:s/></text:span><text:span text:style-name="T64_2">HPathValue</text:span><text:span text:style-name="T64_3">(<text:s/></text:span><text:span text:style-name="T64_4">points</text:span><text:span text:style-name="T64_5"><text:s/>)</text:span></text:p>
      <text:p text:style-name="P65"><text:span text:style-name="T65_1"> <text:tab/>  <text:s/></text:span><text:span text:style-name="T65_2">Create</text:span><text:span text:style-name="T65_3"><text:s/></text:span><text:span text:style-name="T65_4">a</text:span><text:span text:style-name="T65_5"><text:s/></text:span><text:span text:style-name="T65_6">new</text:span><text:span text:style-name="T65_7"><text:s/></text:span><text:span text:style-name="T65_8">path</text:span><text:span text:style-name="T65_9"><text:s/></text:span><text:span text:style-name="T65_10">value</text:span><text:span text:style-name="T65_11"><text:s/>-<text:s/></text:span><text:span text:style-name="T65_12">points</text:span><text:span text:style-name="T65_13"><text:s/></text:span><text:span text:style-name="T65_14">is</text:span><text:span text:style-name="T65_15"><text:s/></text:span><text:span text:style-name="T65_16">a</text:span><text:span text:style-name="T65_17"><text:s/></text:span><text:span text:style-name="T65_18">list</text:span><text:span text:style-name="T65_19"><text:s/></text:span><text:span text:style-name="T65_20">of</text:span><text:span text:style-name="T65_21"><text:s/>{<text:s/></text:span><text:span text:style-name="T65_22">x</text:span><text:span text:style-name="T65_23">:<text:s/></text:span><text:span text:style-name="T65_24">X</text:span><text:span text:style-name="T65_25">,<text:s/></text:span><text:span text:style-name="T65_26">y</text:span><text:span text:style-name="T65_27">:<text:s/></text:span><text:span text:style-name="T65_28">Y</text:span><text:span text:style-name="T65_29"><text:s/>}<text:s/></text:span><text:span text:style-name="T65_30">objects</text:span></text:p>
      <text:p text:style-name="P66"><text:span text:style-name="T66_1">Methods</text:span></text:p>
      <text:p text:style-name="P67"><text:span text:style-name="T67_1">   <text:s/></text:span><text:span text:style-name="T67_2">getPoints</text:span><text:span text:style-name="T67_3">() <text:s/>=&gt; <text:s/></text:span><text:span text:style-name="T67_4">Array</text:span><text:span text:style-name="T67_5">[<text:s/>[</text:span><text:span text:style-name="T67_6">x</text:span><text:span text:style-name="T67_7">,</text:span><text:span text:style-name="T67_8">y</text:span><text:span text:style-name="T67_9">]<text:s/>]</text:span></text:p>
      <text:p text:style-name="P68"><text:span text:style-name="T68_1">       <text:s/></text:span><text:span text:style-name="T68_2">Return</text:span><text:span text:style-name="T68_3"><text:s/></text:span><text:span text:style-name="T68_4">the</text:span><text:span text:style-name="T68_5"><text:s/></text:span><text:span text:style-name="T68_6">polygon</text:span><text:span text:style-name="T68_7">'</text:span><text:span text:style-name="T68_8">s</text:span><text:span text:style-name="T68_9"><text:s/></text:span><text:span text:style-name="T68_10">points</text:span><text:span text:style-name="T68_11">. <text:s/></text:span><text:span text:style-name="T68_12">Return</text:span><text:span text:style-name="T68_13"><text:s/></text:span><text:span text:style-name="T68_14">value</text:span><text:span text:style-name="T68_15"><text:s/></text:span><text:span text:style-name="T68_16">is</text:span><text:span text:style-name="T68_17"><text:s/></text:span><text:span text:style-name="T68_18">an</text:span><text:span text:style-name="T68_19"><text:s/></text:span><text:span text:style-name="T68_20">array</text:span><text:span text:style-name="T68_21"><text:s/></text:span><text:span text:style-name="T68_22">of</text:span><text:span text:style-name="T68_23"><text:s/></text:span><text:span text:style-name="T68_24">arrays</text:span><text:span text:style-name="T68_25"><text:s/></text:span><text:span text:style-name="T68_26">of</text:span><text:span text:style-name="T68_27"><text:s/></text:span><text:span text:style-name="T68_28">x</text:span><text:span text:style-name="T68_29">,</text:span><text:span text:style-name="T68_30">y</text:span><text:span text:style-name="T68_31"><text:s/></text:span><text:span text:style-name="T68_32">values</text:span></text:p>
      <text:p text:style-name="P69"/>
      <text:p text:style-name="P70"/>
      <text:p text:style-name="P71"/>
      <text:h text:style-name="P72" text:outline-level="10"><text:span text:style-name="T72_1">class</text:span><text:span text:style-name="T72_2"><text:s/></text:span><text:span text:style-name="T72_3">Digitiser</text:span></text:h>
      <text:p text:style-name="P73"><text:span text:style-name="T73_1">Constructor</text:span></text:p>
      <text:p text:style-name="P74"><text:span text:style-name="T74_1">   <text:s/></text:span><text:span text:style-name="T74_2">Digitiser</text:span><text:span text:style-name="T74_3">(<text:s/></text:span><text:span text:style-name="T74_4">map</text:span><text:span text:style-name="T74_5"><text:s/>)</text:span></text:p>
      <text:p text:style-name="P75"/>
      <text:p text:style-name="P76"><text:span text:style-name="T76_1">Methods</text:span></text:p>
      <text:p text:style-name="P77"><text:span text:style-name="T77_1">   <text:s/></text:span><text:span text:style-name="T77_2">digitisePoint</text:span><text:span text:style-name="T77_3">()</text:span></text:p>
      <text:p text:style-name="P78"><text:span text:style-name="T78_1">   <text:s/></text:span><text:span text:style-name="T78_2">digitiseBounds</text:span><text:span text:style-name="T78_3">()</text:span></text:p>
      <text:p text:style-name="P79"><text:span text:style-name="T79_1">   <text:s/></text:span><text:span text:style-name="T79_2">digitiseCircle</text:span><text:span text:style-name="T79_3">()</text:span></text:p>
      <text:p text:style-name="P80"><text:span text:style-name="T80_1">   <text:s/></text:span><text:span text:style-name="T80_2">digitisePolygon</text:span><text:span text:style-name="T80_3">()</text:span></text:p>
      <text:p text:style-name="P81"><text:span text:style-name="T81_1">   <text:s/></text:span><text:span text:style-name="T81_2">digitisePath</text:span><text:span text:style-name="T81_3">()</text:span></text:p>
      <text:p text:style-name="P82"><text:span text:style-name="T82_1">       <text:s/></text:span><text:span text:style-name="T82_2">These</text:span><text:span text:style-name="T82_3"><text:s/></text:span><text:span text:style-name="T82_4">functions</text:span><text:span text:style-name="T82_5"><text:s/></text:span><text:span text:style-name="T82_6">start</text:span><text:span text:style-name="T82_7"><text:s/></text:span><text:span text:style-name="T82_8">the</text:span><text:span text:style-name="T82_9"><text:s/></text:span><text:span text:style-name="T82_10">digitisation</text:span><text:span text:style-name="T82_11"><text:s/></text:span><text:span text:style-name="T82_12">process</text:span><text:span text:style-name="T82_13"><text:s/></text:span><text:span text:style-name="T82_14">on</text:span><text:span text:style-name="T82_15"><text:s/></text:span><text:span text:style-name="T82_16">the</text:span><text:span text:style-name="T82_17"><text:s/></text:span><text:span text:style-name="T82_18">given</text:span><text:span text:style-name="T82_19"><text:s/></text:span><text:span text:style-name="T82_20">Google</text:span><text:span text:style-name="T82_21"><text:s/></text:span><text:span text:style-name="T82_22">Map</text:span><text:span text:style-name="T82_23">. <text:s/></text:span><text:span text:style-name="T82_24">Once</text:span><text:span text:style-name="T82_25"><text:s/></text:span><text:span text:style-name="T82_26">invoked</text:span><text:span text:style-name="T82_27">,<text:s/></text:span><text:span text:style-name="T82_28">the</text:span><text:span text:style-name="T82_29"><text:s/></text:span><text:span text:style-name="T82_30">user</text:span><text:span text:style-name="T82_31"><text:s/></text:span><text:span text:style-name="T82_32">double</text:span><text:span text:style-name="T82_33">-</text:span><text:span text:style-name="T82_34">clicks</text:span><text:span text:style-name="T82_35"><text:s/></text:span><text:span text:style-name="T82_36">the</text:span><text:span text:style-name="T82_37"><text:s/></text:span><text:span text:style-name="T82_38">map</text:span><text:span text:style-name="T82_39"><text:s/></text:span><text:span text:style-name="T82_40">to</text:span><text:span text:style-name="T82_41"><text:s/></text:span><text:span text:style-name="T82_42">start</text:span><text:span text:style-name="T82_43"><text:s/></text:span><text:span text:style-name="T82_44">digitising</text:span><text:span text:style-name="T82_45">.</text:span></text:p>
      <text:p text:style-name="P83"/>
      <text:p text:style-name="P84"><text:span text:style-name="T84_1">   <text:s/></text:span><text:span text:style-name="T84_2">getShape</text:span><text:span text:style-name="T84_3">() <text:s/>=&gt; <text:s/></text:span><text:span text:style-name="T84_4">HGeographicValue</text:span></text:p>
      <text:p text:style-name="P85"><text:span text:style-name="T85_1">       <text:s/></text:span><text:span text:style-name="T85_2">Return</text:span><text:span text:style-name="T85_3"><text:s/></text:span><text:span text:style-name="T85_4">the</text:span><text:span text:style-name="T85_5"><text:s/></text:span><text:span text:style-name="T85_6">currently</text:span><text:span text:style-name="T85_7"><text:s/></text:span><text:span text:style-name="T85_8">digitised</text:span><text:span text:style-name="T85_9"><text:s/></text:span><text:span text:style-name="T85_10">shape</text:span><text:span text:style-name="T85_11">,<text:s/></text:span><text:span text:style-name="T85_12">or</text:span><text:span text:style-name="T85_13"><text:s/></text:span><text:span text:style-name="T85_14">null</text:span><text:span text:style-name="T85_15"><text:s/></text:span><text:span text:style-name="T85_16">if</text:span><text:span text:style-name="T85_17"><text:s/></text:span><text:span text:style-name="T85_18">there</text:span><text:span text:style-name="T85_19"><text:s/></text:span><text:span text:style-name="T85_20">is</text:span><text:span text:style-name="T85_21"><text:s/></text:span><text:span text:style-name="T85_22">no</text:span><text:span text:style-name="T85_23"><text:s/></text:span><text:span text:style-name="T85_24">shape</text:span><text:span text:style-name="T85_25"><text:s/></text:span><text:span text:style-name="T85_26">being</text:span><text:span text:style-name="T85_27"><text:s/></text:span><text:span text:style-name="T85_28">digitised</text:span><text:span text:style-name="T85_29">.</text:span></text:p>
      <text:p text:style-name="P86"/>
      <text:p text:style-name="P87"/>
      <text:p text:style-name="P88"/>
      <text:h text:style-name="P89" text:outline-level="10"><text:span text:style-name="T89_1">object</text:span><text:span text:style-name="T89_2"><text:s/></text:span><text:span text:style-name="T89_3">google</text:span></text:h>
      <text:p text:style-name="P90"><text:span text:style-name="T90_1">This</text:span><text:span text:style-name="T90_2"><text:s/></text:span><text:span text:style-name="T90_3">object</text:span><text:span text:style-name="T90_4"><text:s/></text:span><text:span text:style-name="T90_5">provides</text:span><text:span text:style-name="T90_6"><text:s/></text:span><text:span text:style-name="T90_7">convenience</text:span><text:span text:style-name="T90_8"><text:s/></text:span><text:span text:style-name="T90_9">methods</text:span><text:span text:style-name="T90_10"><text:s/></text:span><text:span text:style-name="T90_11">for</text:span><text:span text:style-name="T90_12"><text:s/></text:span><text:span text:style-name="T90_13">creating</text:span><text:span text:style-name="T90_14"><text:s/></text:span><text:span text:style-name="T90_15">Google</text:span><text:span text:style-name="T90_16"><text:s/></text:span><text:span text:style-name="T90_17">Maps</text:span><text:span text:style-name="T90_18"><text:s/></text:span><text:span text:style-name="T90_19">objects</text:span><text:span text:style-name="T90_20"><text:s/></text:span><text:span text:style-name="T90_21">from</text:span><text:span text:style-name="T90_22"><text:s/></text:span><text:span text:style-name="T90_23">HGeographicValue</text:span><text:span text:style-name="T90_24"><text:s/></text:span><text:span text:style-name="T90_25">objects</text:span><text:span text:style-name="T90_26">.</text:span></text:p>
      <text:p text:style-name="P91"/>
      <text:p text:style-name="P92"><text:span text:style-name="T92_1">Methods</text:span></text:p>
      <text:p text:style-name="P93"><text:span text:style-name="T93_1">   <text:s/></text:span><text:span text:style-name="T93_2">getLatLng</text:span><text:span text:style-name="T93_3">(<text:s/></text:span><text:span text:style-name="T93_4">value</text:span><text:span text:style-name="T93_5"><text:s/>) <text:s/>=&gt; <text:s/></text:span><text:span text:style-name="T93_6">GLatLng</text:span><text:span text:style-name="T93_7"> <text:s/></text:span><text:span text:style-name="T93_8">throws</text:span><text:span text:style-name="T93_9"><text:s/></text:span><text:span text:style-name="T93_10">HInvalidGeographicValueException</text:span></text:p>
      <text:p text:style-name="P94"><text:span text:style-name="T94_1">       <text:s/></text:span><text:span text:style-name="T94_2">Returns</text:span><text:span text:style-name="T94_3"><text:s/></text:span><text:span text:style-name="T94_4">a</text:span><text:span text:style-name="T94_5"><text:s/></text:span><text:span text:style-name="T94_6">new</text:span><text:span text:style-name="T94_7"><text:s/></text:span><text:span text:style-name="T94_8">GLatLng</text:span><text:span text:style-name="T94_9"><text:s/></text:span><text:span text:style-name="T94_10">object</text:span><text:span text:style-name="T94_11"><text:s/></text:span><text:span text:style-name="T94_12">representing</text:span><text:span text:style-name="T94_13"><text:s/></text:span><text:span text:style-name="T94_14">the</text:span><text:span text:style-name="T94_15"><text:s/></text:span><text:span text:style-name="T94_16">given</text:span><text:span text:style-name="T94_17"><text:s/></text:span><text:span text:style-name="T94_18">HGeographicValue</text:span><text:span text:style-name="T94_19">.</text:span></text:p>
      <text:p text:style-name="P95"><text:span text:style-name="T95_1">       <text:s/></text:span><text:span text:style-name="T95_2">Behaviour</text:span><text:span text:style-name="T95_3"><text:s/></text:span><text:span text:style-name="T95_4">for</text:span><text:span text:style-name="T95_5"><text:s/></text:span><text:span text:style-name="T95_6">different</text:span><text:span text:style-name="T95_7"><text:s/></text:span><text:span text:style-name="T95_8">types</text:span><text:span text:style-name="T95_9"><text:s/></text:span><text:span text:style-name="T95_10">is</text:span><text:span text:style-name="T95_11"><text:s/></text:span><text:span text:style-name="T95_12">as</text:span><text:span text:style-name="T95_13"><text:s/></text:span><text:span text:style-name="T95_14">follows</text:span><text:span text:style-name="T95_15">:</text:span></text:p>
      <text:p text:style-name="P96"><text:span text:style-name="T96_1">           <text:s/></text:span><text:span text:style-name="T96_2">HPointValue</text:span><text:span text:style-name="T96_3">:</text:span><text:span text:style-name="T96_4"> <text:s/></text:span><text:span text:style-name="T96_5">does</text:span><text:span text:style-name="T96_6"><text:s/></text:span><text:span text:style-name="T96_7">the</text:span><text:span text:style-name="T96_8"><text:s/></text:span><text:span text:style-name="T96_9">obvious</text:span><text:span text:style-name="T96_10"><text:s/></text:span><text:span text:style-name="T96_11">thing</text:span><text:span text:style-name="T96_12">.</text:span></text:p>
      <text:p text:style-name="P97"><text:span text:style-name="T97_1">           <text:s/></text:span><text:span text:style-name="T97_2">HBoundsValue</text:span><text:span text:style-name="T97_3">:</text:span><text:span text:style-name="T97_4"><text:s/></text:span><text:span text:style-name="T97_5">uses</text:span><text:span text:style-name="T97_6"><text:s/></text:span><text:span text:style-name="T97_7">the</text:span><text:span text:style-name="T97_8"><text:s/></text:span><text:span text:style-name="T97_9">bottom</text:span><text:span text:style-name="T97_10">-</text:span><text:span text:style-name="T97_11">left</text:span><text:span text:style-name="T97_12"><text:s/></text:span><text:span text:style-name="T97_13">corner</text:span><text:span text:style-name="T97_14">.</text:span></text:p>
      <text:p text:style-name="P98"><text:span text:style-name="T98_1">           <text:s/></text:span><text:span text:style-name="T98_2">HCircleValue</text:span><text:span text:style-name="T98_3">:</text:span><text:span text:style-name="T98_4"><text:s/></text:span><text:span text:style-name="T98_5">uses</text:span><text:span text:style-name="T98_6"><text:s/></text:span><text:span text:style-name="T98_7">the</text:span><text:span text:style-name="T98_8"><text:s/></text:span><text:span text:style-name="T98_9">centre</text:span><text:span text:style-name="T98_10"><text:s/></text:span><text:span text:style-name="T98_11">point</text:span><text:span text:style-name="T98_12">.</text:span></text:p>
      <text:p text:style-name="P99"><text:span text:style-name="T99_1">           <text:s/></text:span><text:span text:style-name="T99_2">HPolygonValue</text:span><text:span text:style-name="T99_3"><text:s/>/<text:s/></text:span><text:span text:style-name="T99_4">HPathValue</text:span><text:span text:style-name="T99_5">:</text:span><text:span text:style-name="T99_6"><text:s/></text:span><text:span text:style-name="T99_7">uses</text:span><text:span text:style-name="T99_8"><text:s/></text:span><text:span text:style-name="T99_9">the</text:span><text:span text:style-name="T99_10"><text:s/></text:span><text:span text:style-name="T99_11">first</text:span><text:span text:style-name="T99_12"><text:s/></text:span><text:span text:style-name="T99_13">point</text:span><text:span text:style-name="T99_14">.</text:span></text:p>
      <text:p text:style-name="P100"/>
      <text:p text:style-name="P101"><text:span text:style-name="T101_1">   <text:s/></text:span><text:span text:style-name="T101_2">getLatLngs</text:span><text:span text:style-name="T101_3">(<text:s/></text:span><text:span text:style-name="T101_4">value</text:span><text:span text:style-name="T101_5"><text:s/>) <text:s/>=&gt; <text:s/></text:span><text:span text:style-name="T101_6">Array</text:span><text:span text:style-name="T101_7">[</text:span><text:span text:style-name="T101_8">GLatLng</text:span><text:span text:style-name="T101_9">] <text:s/></text:span><text:span text:style-name="T101_10">throws</text:span><text:span text:style-name="T101_11"><text:s/></text:span><text:span text:style-name="T101_12">HInvalidGeographicValueException</text:span></text:p>
      <text:p text:style-name="P102"><text:span text:style-name="T102_1">       <text:s/></text:span><text:span text:style-name="T102_2">Returns</text:span><text:span text:style-name="T102_3"><text:s/></text:span><text:span text:style-name="T102_4">an</text:span><text:span text:style-name="T102_5"><text:s/></text:span><text:span text:style-name="T102_6">array</text:span><text:span text:style-name="T102_7"><text:s/></text:span><text:span text:style-name="T102_8">of</text:span><text:span text:style-name="T102_9"><text:s/></text:span><text:span text:style-name="T102_10">new</text:span><text:span text:style-name="T102_11"><text:s/></text:span><text:span text:style-name="T102_12">GLatLng</text:span><text:span text:style-name="T102_13"><text:s/></text:span><text:span text:style-name="T102_14">objects</text:span><text:span text:style-name="T102_15"><text:s/></text:span><text:span text:style-name="T102_16">representing</text:span><text:span text:style-name="T102_17"><text:s/></text:span><text:span text:style-name="T102_18">the</text:span><text:span text:style-name="T102_19"><text:s/></text:span><text:span text:style-name="T102_20">given</text:span><text:span text:style-name="T102_21"><text:s/></text:span><text:span text:style-name="T102_22">HGeographicValue</text:span><text:span text:style-name="T102_23">.</text:span></text:p>
      <text:p text:style-name="P103"><text:span text:style-name="T103_1">       <text:s/></text:span><text:span text:style-name="T103_2">Note</text:span><text:span text:style-name="T103_3">:<text:s/></text:span><text:span text:style-name="T103_4">for</text:span><text:span text:style-name="T103_5"><text:s/></text:span><text:span text:style-name="T103_6">HCircleValue</text:span><text:span text:style-name="T103_7">s</text:span><text:span text:style-name="T103_8">,<text:s/>40<text:s/></text:span><text:span text:style-name="T103_9">points</text:span><text:span text:style-name="T103_10"><text:s/></text:span><text:span text:style-name="T103_11">around</text:span><text:span text:style-name="T103_12"><text:s/></text:span><text:span text:style-name="T103_13">the</text:span><text:span text:style-name="T103_14"><text:s/></text:span><text:span text:style-name="T103_15">circumference</text:span><text:span text:style-name="T103_16"><text:s/></text:span><text:span text:style-name="T103_17">of</text:span><text:span text:style-name="T103_18"><text:s/></text:span><text:span text:style-name="T103_19">the</text:span><text:span text:style-name="T103_20"><text:s/></text:span><text:span text:style-name="T103_21">circle</text:span><text:span text:style-name="T103_22"><text:s/></text:span><text:span text:style-name="T103_23">will</text:span><text:span text:style-name="T103_24"><text:s/></text:span><text:span text:style-name="T103_25">be</text:span><text:span text:style-name="T103_26"><text:s/></text:span><text:span text:style-name="T103_27">generated</text:span><text:span text:style-name="T103_28">.</text:span></text:p>
      <text:p text:style-name="P104"/>
      <text:p text:style-name="P105"><text:span text:style-name="T105_1">   <text:s/></text:span><text:span text:style-name="T105_2">makeMarker</text:span><text:span text:style-name="T105_3">(<text:s/></text:span><text:span text:style-name="T105_4">pointValue</text:span><text:span text:style-name="T105_5">,<text:s/></text:span><text:span text:style-name="T105_6">opts</text:span><text:span text:style-name="T105_7"><text:s/>?<text:s/>) <text:s/>=&gt;<text:s/></text:span><text:span text:style-name="T105_8">GMarker</text:span><text:span text:style-name="T105_9"> <text:s/></text:span><text:span text:style-name="T105_10">throws</text:span><text:span text:style-name="T105_11"><text:s/></text:span><text:span text:style-name="T105_12">HInvalidGeographicValueException</text:span></text:p>
      <text:p text:style-name="P106"><text:span text:style-name="T106_1">       <text:s/></text:span><text:span text:style-name="T106_2">Returns</text:span><text:span text:style-name="T106_3"><text:s/></text:span><text:span text:style-name="T106_4">new</text:span><text:span text:style-name="T106_5"><text:s/></text:span><text:span text:style-name="T106_6">GMarker</text:span><text:span text:style-name="T106_7"><text:s/></text:span><text:span text:style-name="T106_8">object</text:span><text:span text:style-name="T106_9"><text:s/></text:span><text:span text:style-name="T106_10">representing</text:span><text:span text:style-name="T106_11"><text:s/></text:span><text:span text:style-name="T106_12">the</text:span><text:span text:style-name="T106_13"><text:s/></text:span><text:span text:style-name="T106_14">given</text:span><text:span text:style-name="T106_15"><text:s/></text:span><text:span text:style-name="T106_16">HPointValue</text:span><text:span text:style-name="T106_17">.</text:span></text:p>
      <text:p text:style-name="P107"><text:span text:style-name="T107_1">       <text:s/></text:span><text:span text:style-name="T107_2">The</text:span><text:span text:style-name="T107_3"><text:s/></text:span><text:span text:style-name="T107_4">opts</text:span><text:span text:style-name="T107_5"><text:s/></text:span><text:span text:style-name="T107_6">argument</text:span><text:span text:style-name="T107_7"><text:s/></text:span><text:span text:style-name="T107_8">is</text:span><text:span text:style-name="T107_9"><text:s/></text:span><text:span text:style-name="T107_10">as</text:span><text:span text:style-name="T107_11"><text:s/></text:span><text:span text:style-name="T107_12">specified</text:span><text:span text:style-name="T107_13"><text:s/></text:span><text:span text:style-name="T107_14">at</text:span><text:span text:style-name="T107_15"><text:s/></text:span><text:span text:style-name="T107_16"><text:a xlink:type="simple" xlink:href="http://code.google.com/apis/maps/documentation/reference.html#GMarkerOptions"><text:span text:style-name="T107_17">http</text:span></text:a></text:span><text:span text:style-name="T107_18"><text:a xlink:type="simple" xlink:href="http://code.google.com/apis/maps/documentation/reference.html#GMarkerOptions"><text:span text:style-name="T107_19">://</text:span></text:a></text:span><text:span text:style-name="T107_20"><text:a xlink:type="simple" xlink:href="http://code.google.com/apis/maps/documentation/reference.html#GMarkerOptions"><text:span text:style-name="T107_21">code</text:span></text:a></text:span><text:span text:style-name="T107_22"><text:a xlink:type="simple" xlink:href="http://code.google.com/apis/maps/documentation/reference.html#GMarkerOptions"><text:span text:style-name="T107_23">.</text:span></text:a></text:span><text:span text:style-name="T107_24"><text:a xlink:type="simple" xlink:href="http://code.google.com/apis/maps/documentation/reference.html#GMarkerOptions"><text:span text:style-name="T107_25">google</text:span></text:a></text:span><text:span text:style-name="T107_26"><text:a xlink:type="simple" xlink:href="http://code.google.com/apis/maps/documentation/reference.html#GMarkerOptions"><text:span text:style-name="T107_27">.</text:span></text:a></text:span><text:span text:style-name="T107_28"><text:a xlink:type="simple" xlink:href="http://code.google.com/apis/maps/documentation/reference.html#GMarkerOptions"><text:span text:style-name="T107_29">com</text:span></text:a></text:span><text:span text:style-name="T107_30"><text:a xlink:type="simple" xlink:href="http://code.google.com/apis/maps/documentation/reference.html#GMarkerOptions"><text:span text:style-name="T107_31">/</text:span></text:a></text:span><text:span text:style-name="T107_32"><text:a xlink:type="simple" xlink:href="http://code.google.com/apis/maps/documentation/reference.html#GMarkerOptions"><text:span text:style-name="T107_33">apis</text:span></text:a></text:span><text:span text:style-name="T107_34"><text:a xlink:type="simple" xlink:href="http://code.google.com/apis/maps/documentation/reference.html#GMarkerOptions"><text:span text:style-name="T107_35">/</text:span></text:a></text:span><text:span text:style-name="T107_36"><text:a xlink:type="simple" xlink:href="http://code.google.com/apis/maps/documentation/reference.html#GMarkerOptions"><text:span text:style-name="T107_37">maps</text:span></text:a></text:span><text:span text:style-name="T107_38"><text:a xlink:type="simple" xlink:href="http://code.google.com/apis/maps/documentation/reference.html#GMarkerOptions"><text:span text:style-name="T107_39">/</text:span></text:a></text:span><text:span text:style-name="T107_40"><text:a xlink:type="simple" xlink:href="http://code.google.com/apis/maps/documentation/reference.html#GMarkerOptions"><text:span text:style-name="T107_41">documentation</text:span></text:a></text:span><text:span text:style-name="T107_42"><text:a xlink:type="simple" xlink:href="http://code.google.com/apis/maps/documentation/reference.html#GMarkerOptions"><text:span text:style-name="T107_43">/</text:span></text:a></text:span><text:span text:style-name="T107_44"><text:a xlink:type="simple" xlink:href="http://code.google.com/apis/maps/documentation/reference.html#GMarkerOptions"><text:span text:style-name="T107_45">reference</text:span></text:a></text:span><text:span text:style-name="T107_46"><text:a xlink:type="simple" xlink:href="http://code.google.com/apis/maps/documentation/reference.html#GMarkerOptions"><text:span text:style-name="T107_47">.</text:span></text:a></text:span><text:span text:style-name="T107_48"><text:a xlink:type="simple" xlink:href="http://code.google.com/apis/maps/documentation/reference.html#GMarkerOptions"><text:span text:style-name="T107_49">html</text:span></text:a></text:span><text:span text:style-name="T107_50"><text:a xlink:type="simple" xlink:href="http://code.google.com/apis/maps/documentation/reference.html#GMarkerOptions"><text:span text:style-name="T107_51">#</text:span></text:a></text:span><text:span text:style-name="T107_52"><text:a xlink:type="simple" xlink:href="http://code.google.com/apis/maps/documentation/reference.html#GMarkerOptions"><text:span text:style-name="T107_53">GMarkerOptions</text:span></text:a></text:span></text:p>
      <text:p text:style-name="P108"/>
      <text:p text:style-name="P109"><text:span text:style-name="T109_1">   <text:s/></text:span><text:span text:style-name="T109_2">makePolyline</text:span><text:span text:style-name="T109_3">(<text:s/></text:span><text:span text:style-name="T109_4">pathValue</text:span><text:span text:style-name="T109_5">,<text:s/></text:span><text:span text:style-name="T109_6">color</text:span><text:span text:style-name="T109_7"><text:s/>?,<text:s/></text:span><text:span text:style-name="T109_8">weight</text:span><text:span text:style-name="T109_9"><text:s/>?,<text:s/></text:span><text:span text:style-name="T109_10">opacity</text:span><text:span text:style-name="T109_11"><text:s/>?,<text:s/></text:span><text:span text:style-name="T109_12">opts</text:span><text:span text:style-name="T109_13"><text:s/>?<text:s/>) <text:s/>=&gt;<text:s/></text:span><text:span text:style-name="T109_14">GPolyline</text:span><text:span text:style-name="T109_15"> <text:s/></text:span><text:span text:style-name="T109_16">throws</text:span><text:span text:style-name="T109_17"><text:s/></text:span><text:span text:style-name="T109_18">HInvalidGeographicValueException</text:span></text:p>
      <text:p text:style-name="P110"><text:span text:style-name="T110_1">       <text:s/></text:span><text:span text:style-name="T110_2">Returns</text:span><text:span text:style-name="T110_3"><text:s/></text:span><text:span text:style-name="T110_4">new</text:span><text:span text:style-name="T110_5"><text:s/></text:span><text:span text:style-name="T110_6">GPolyline</text:span><text:span text:style-name="T110_7"><text:s/></text:span><text:span text:style-name="T110_8">object</text:span><text:span text:style-name="T110_9"><text:s/></text:span><text:span text:style-name="T110_10">representing</text:span><text:span text:style-name="T110_11"><text:s/></text:span><text:span text:style-name="T110_12">the</text:span><text:span text:style-name="T110_13"><text:s/></text:span><text:span text:style-name="T110_14">given</text:span><text:span text:style-name="T110_15"><text:s/></text:span><text:span text:style-name="T110_16">HPathValue</text:span><text:span text:style-name="T110_17">.</text:span></text:p>
      <text:p text:style-name="P111"><text:span text:style-name="T111_1">       <text:s/></text:span><text:span text:style-name="T111_2">The</text:span><text:span text:style-name="T111_3"><text:s/></text:span><text:span text:style-name="T111_4">color</text:span><text:span text:style-name="T111_5">,<text:s/></text:span><text:span text:style-name="T111_6">weight</text:span><text:span text:style-name="T111_7"><text:s/></text:span><text:span text:style-name="T111_8">and</text:span><text:span text:style-name="T111_9"><text:s/></text:span><text:span text:style-name="T111_10">opacity</text:span><text:span text:style-name="T111_11"><text:s/></text:span><text:span text:style-name="T111_12">arguments</text:span><text:span text:style-name="T111_13"><text:s/></text:span><text:span text:style-name="T111_14">are</text:span><text:span text:style-name="T111_15"><text:s/></text:span><text:span text:style-name="T111_16">as</text:span><text:span text:style-name="T111_17"><text:s/></text:span><text:span text:style-name="T111_18">specified</text:span><text:span text:style-name="T111_19"><text:s/></text:span><text:span text:style-name="T111_20">at</text:span><text:span text:style-name="T111_21"><text:s/></text:span><text:span text:style-name="T111_22"><text:a xlink:type="simple" xlink:href="http://code.google.com/apis/maps/documentation/reference.html#GPolyline"><text:span text:style-name="T111_23">http</text:span></text:a></text:span><text:span text:style-name="T111_24"><text:a xlink:type="simple" xlink:href="http://code.google.com/apis/maps/documentation/reference.html#GPolyline"><text:span text:style-name="T111_25">://</text:span></text:a></text:span><text:span text:style-name="T111_26"><text:a xlink:type="simple" xlink:href="http://code.google.com/apis/maps/documentation/reference.html#GPolyline"><text:span text:style-name="T111_27">code</text:span></text:a></text:span><text:span text:style-name="T111_28"><text:a xlink:type="simple" xlink:href="http://code.google.com/apis/maps/documentation/reference.html#GPolyline"><text:span text:style-name="T111_29">.</text:span></text:a></text:span><text:span text:style-name="T111_30"><text:a xlink:type="simple" xlink:href="http://code.google.com/apis/maps/documentation/reference.html#GPolyline"><text:span text:style-name="T111_31">google</text:span></text:a></text:span><text:span text:style-name="T111_32"><text:a xlink:type="simple" xlink:href="http://code.google.com/apis/maps/documentation/reference.html#GPolyline"><text:span text:style-name="T111_33">.</text:span></text:a></text:span><text:span text:style-name="T111_34"><text:a xlink:type="simple" xlink:href="http://code.google.com/apis/maps/documentation/reference.html#GPolyline"><text:span text:style-name="T111_35">com</text:span></text:a></text:span><text:span text:style-name="T111_36"><text:a xlink:type="simple" xlink:href="http://code.google.com/apis/maps/documentation/reference.html#GPolyline"><text:span text:style-name="T111_37">/</text:span></text:a></text:span><text:span text:style-name="T111_38"><text:a xlink:type="simple" xlink:href="http://code.google.com/apis/maps/documentation/reference.html#GPolyline"><text:span text:style-name="T111_39">apis</text:span></text:a></text:span><text:span text:style-name="T111_40"><text:a xlink:type="simple" xlink:href="http://code.google.com/apis/maps/documentation/reference.html#GPolyline"><text:span text:style-name="T111_41">/</text:span></text:a></text:span><text:span text:style-name="T111_42"><text:a xlink:type="simple" xlink:href="http://code.google.com/apis/maps/documentation/reference.html#GPolyline"><text:span text:style-name="T111_43">maps</text:span></text:a></text:span><text:span text:style-name="T111_44"><text:a xlink:type="simple" xlink:href="http://code.google.com/apis/maps/documentation/reference.html#GPolyline"><text:span text:style-name="T111_45">/</text:span></text:a></text:span><text:span text:style-name="T111_46"><text:a xlink:type="simple" xlink:href="http://code.google.com/apis/maps/documentation/reference.html#GPolyline"><text:span text:style-name="T111_47">documentation</text:span></text:a></text:span><text:span text:style-name="T111_48"><text:a xlink:type="simple" xlink:href="http://code.google.com/apis/maps/documentation/reference.html#GPolyline"><text:span text:style-name="T111_49">/</text:span></text:a></text:span><text:span text:style-name="T111_50"><text:a xlink:type="simple" xlink:href="http://code.google.com/apis/maps/documentation/reference.html#GPolyline"><text:span text:style-name="T111_51">reference</text:span></text:a></text:span><text:span text:style-name="T111_52"><text:a xlink:type="simple" xlink:href="http://code.google.com/apis/maps/documentation/reference.html#GPolyline"><text:span text:style-name="T111_53">.</text:span></text:a></text:span><text:span text:style-name="T111_54"><text:a xlink:type="simple" xlink:href="http://code.google.com/apis/maps/documentation/reference.html#GPolyline"><text:span text:style-name="T111_55">html</text:span></text:a></text:span><text:span text:style-name="T111_56"><text:a xlink:type="simple" xlink:href="http://code.google.com/apis/maps/documentation/reference.html#GPolyline"><text:span text:style-name="T111_57">#</text:span></text:a></text:span><text:span text:style-name="T111_58"><text:a xlink:type="simple" xlink:href="http://code.google.com/apis/maps/documentation/reference.html#GPolyline"><text:span text:style-name="T111_59">GPolyline</text:span></text:a></text:span></text:p>
      <text:p text:style-name="P112"><text:span text:style-name="T112_1">       <text:s/></text:span><text:span text:style-name="T112_2">The</text:span><text:span text:style-name="T112_3"><text:s/></text:span><text:span text:style-name="T112_4">opts</text:span><text:span text:style-name="T112_5"><text:s/></text:span><text:span text:style-name="T112_6">argument</text:span><text:span text:style-name="T112_7"><text:s/></text:span><text:span text:style-name="T112_8">is</text:span><text:span text:style-name="T112_9"><text:s/></text:span><text:span text:style-name="T112_10">as</text:span><text:span text:style-name="T112_11"><text:s/></text:span><text:span text:style-name="T112_12">specified</text:span><text:span text:style-name="T112_13"><text:s/></text:span><text:span text:style-name="T112_14">at</text:span><text:span text:style-name="T112_15"><text:s/></text:span><text:span text:style-name="T112_16"><text:a xlink:type="simple" xlink:href="http://code.google.com/apis/maps/documentation/reference.html#GPolylineOptions"><text:span text:style-name="T112_17">http</text:span></text:a></text:span><text:span text:style-name="T112_18"><text:a xlink:type="simple" xlink:href="http://code.google.com/apis/maps/documentation/reference.html#GPolylineOptions"><text:span text:style-name="T112_19">://</text:span></text:a></text:span><text:span text:style-name="T112_20"><text:a xlink:type="simple" xlink:href="http://code.google.com/apis/maps/documentation/reference.html#GPolylineOptions"><text:span text:style-name="T112_21">code</text:span></text:a></text:span><text:span text:style-name="T112_22"><text:a xlink:type="simple" xlink:href="http://code.google.com/apis/maps/documentation/reference.html#GPolylineOptions"><text:span text:style-name="T112_23">.</text:span></text:a></text:span><text:span text:style-name="T112_24"><text:a xlink:type="simple" xlink:href="http://code.google.com/apis/maps/documentation/reference.html#GPolylineOptions"><text:span text:style-name="T112_25">google</text:span></text:a></text:span><text:span text:style-name="T112_26"><text:a xlink:type="simple" xlink:href="http://code.google.com/apis/maps/documentation/reference.html#GPolylineOptions"><text:span text:style-name="T112_27">.</text:span></text:a></text:span><text:span text:style-name="T112_28"><text:a xlink:type="simple" xlink:href="http://code.google.com/apis/maps/documentation/reference.html#GPolylineOptions"><text:span text:style-name="T112_29">com</text:span></text:a></text:span><text:span text:style-name="T112_30"><text:a xlink:type="simple" xlink:href="http://code.google.com/apis/maps/documentation/reference.html#GPolylineOptions"><text:span text:style-name="T112_31">/</text:span></text:a></text:span><text:span text:style-name="T112_32"><text:a xlink:type="simple" xlink:href="http://code.google.com/apis/maps/documentation/reference.html#GPolylineOptions"><text:span text:style-name="T112_33">apis</text:span></text:a></text:span><text:span text:style-name="T112_34"><text:a xlink:type="simple" xlink:href="http://code.google.com/apis/maps/documentation/reference.html#GPolylineOptions"><text:span text:style-name="T112_35">/</text:span></text:a></text:span><text:span text:style-name="T112_36"><text:a xlink:type="simple" xlink:href="http://code.google.com/apis/maps/documentation/reference.html#GPolylineOptions"><text:span text:style-name="T112_37">maps</text:span></text:a></text:span><text:span text:style-name="T112_38"><text:a xlink:type="simple" xlink:href="http://code.google.com/apis/maps/documentation/reference.html#GPolylineOptions"><text:span text:style-name="T112_39">/</text:span></text:a></text:span><text:span text:style-name="T112_40"><text:a xlink:type="simple" xlink:href="http://code.google.com/apis/maps/documentation/reference.html#GPolylineOptions"><text:span text:style-name="T112_41">documentation</text:span></text:a></text:span><text:span text:style-name="T112_42"><text:a xlink:type="simple" xlink:href="http://code.google.com/apis/maps/documentation/reference.html#GPolylineOptions"><text:span text:style-name="T112_43">/</text:span></text:a></text:span><text:span text:style-name="T112_44"><text:a xlink:type="simple" xlink:href="http://code.google.com/apis/maps/documentation/reference.html#GPolylineOptions"><text:span text:style-name="T112_45">reference</text:span></text:a></text:span><text:span text:style-name="T112_46"><text:a xlink:type="simple" xlink:href="http://code.google.com/apis/maps/documentation/reference.html#GPolylineOptions"><text:span text:style-name="T112_47">.</text:span></text:a></text:span><text:span text:style-name="T112_48"><text:a xlink:type="simple" xlink:href="http://code.google.com/apis/maps/documentation/reference.html#GPolylineOptions"><text:span text:style-name="T112_49">html</text:span></text:a></text:span><text:span text:style-name="T112_50"><text:a xlink:type="simple" xlink:href="http://code.google.com/apis/maps/documentation/reference.html#GPolylineOptions"><text:span text:style-name="T112_51">#</text:span></text:a></text:span><text:span text:style-name="T112_52"><text:a xlink:type="simple" xlink:href="http://code.google.com/apis/maps/documentation/reference.html#GPolylineOptions"><text:span text:style-name="T112_53">GPolylineOptions</text:span></text:a></text:span></text:p>
      <text:p text:style-name="P113"/>
      <text:p text:style-name="P114"><text:span text:style-name="T114_1">   <text:s/></text:span><text:span text:style-name="T114_2">makePolygon</text:span><text:span text:style-name="T114_3">(<text:s/></text:span><text:span text:style-name="T114_4">value</text:span><text:span text:style-name="T114_5">,<text:s/></text:span><text:span text:style-name="T114_6">strokeColor</text:span><text:span text:style-name="T114_7"><text:s/>?,<text:s/></text:span><text:span text:style-name="T114_8">strokeWeight</text:span><text:span text:style-name="T114_9"><text:s/>?,<text:s/></text:span><text:span text:style-name="T114_10">strokeOpacity</text:span><text:span text:style-name="T114_11"><text:s/>?,<text:s/></text:span><text:span text:style-name="T114_12">fillColor</text:span><text:span text:style-name="T114_13"><text:s/>?,<text:s/></text:span><text:span text:style-name="T114_14">fillOpacity</text:span><text:span text:style-name="T114_15"><text:s/>?,<text:s/></text:span><text:span text:style-name="T114_16">opts</text:span><text:span text:style-name="T114_17"><text:s/>?<text:s/>) <text:s/>=&gt;<text:s/></text:span><text:span text:style-name="T114_18">GPolygon</text:span><text:span text:style-name="T114_19"><text:s/> </text:span><text:span text:style-name="T114_20">throws</text:span><text:span text:style-name="T114_21"><text:s/></text:span><text:span text:style-name="T114_22">HInvalidGeographicValueException</text:span></text:p>
      <text:p text:style-name="P115"><text:span text:style-name="T115_1">       <text:s/></text:span><text:span text:style-name="T115_2">Returns</text:span><text:span text:style-name="T115_3"><text:s/></text:span><text:span text:style-name="T115_4">new</text:span><text:span text:style-name="T115_5"><text:s/></text:span><text:span text:style-name="T115_6">GPolygon</text:span><text:span text:style-name="T115_7"><text:s/></text:span><text:span text:style-name="T115_8">object</text:span><text:span text:style-name="T115_9"><text:s/></text:span><text:span text:style-name="T115_10">representing</text:span><text:span text:style-name="T115_11"><text:s/></text:span><text:span text:style-name="T115_12">the</text:span><text:span text:style-name="T115_13"><text:s/></text:span><text:span text:style-name="T115_14">given</text:span><text:span text:style-name="T115_15"><text:s/></text:span><text:span text:style-name="T115_16">HGeographicValue</text:span><text:span text:style-name="T115_17">.</text:span></text:p>
      <text:p text:style-name="P116"><text:span text:style-name="T116_1">       <text:s/></text:span><text:span text:style-name="T116_2">The</text:span><text:span text:style-name="T116_3"><text:s/></text:span><text:span text:style-name="T116_4">strokeColor</text:span><text:span text:style-name="T116_5">,<text:s/></text:span><text:span text:style-name="T116_6">strokeWeight</text:span><text:span text:style-name="T116_7">,<text:s/></text:span><text:span text:style-name="T116_8">strokeOpacity</text:span><text:span text:style-name="T116_9">,<text:s/></text:span><text:span text:style-name="T116_10">fillColor</text:span><text:span text:style-name="T116_11"><text:s/></text:span><text:span text:style-name="T116_12">and</text:span><text:span text:style-name="T116_13"><text:s/></text:span><text:span text:style-name="T116_14">fillOpacity</text:span><text:span text:style-name="T116_15"><text:s/></text:span><text:span text:style-name="T116_16">arguments</text:span><text:span text:style-name="T116_17"><text:s/></text:span><text:span text:style-name="T116_18">are</text:span><text:span text:style-name="T116_19"><text:s/></text:span><text:span text:style-name="T116_20">as</text:span><text:span text:style-name="T116_21"><text:s/></text:span><text:span text:style-name="T116_22">specified</text:span><text:span text:style-name="T116_23"><text:s/></text:span><text:span text:style-name="T116_24">at</text:span></text:p>
      <text:p text:style-name="P117"><text:span text:style-name="T117_1">        </text:span><text:span text:style-name="T117_2"><text:a xlink:type="simple" xlink:href="http://code.google.com/apis/maps/documentation/reference.html#GPolygon"><text:span text:style-name="T117_3">http</text:span></text:a></text:span><text:span text:style-name="T117_4"><text:a xlink:type="simple" xlink:href="http://code.google.com/apis/maps/documentation/reference.html#GPolygon"><text:span text:style-name="T117_5">://</text:span></text:a></text:span><text:span text:style-name="T117_6"><text:a xlink:type="simple" xlink:href="http://code.google.com/apis/maps/documentation/reference.html#GPolygon"><text:span text:style-name="T117_7">code</text:span></text:a></text:span><text:span text:style-name="T117_8"><text:a xlink:type="simple" xlink:href="http://code.google.com/apis/maps/documentation/reference.html#GPolygon"><text:span text:style-name="T117_9">.</text:span></text:a></text:span><text:span text:style-name="T117_10"><text:a xlink:type="simple" xlink:href="http://code.google.com/apis/maps/documentation/reference.html#GPolygon"><text:span text:style-name="T117_11">google</text:span></text:a></text:span><text:span text:style-name="T117_12"><text:a xlink:type="simple" xlink:href="http://code.google.com/apis/maps/documentation/reference.html#GPolygon"><text:span text:style-name="T117_13">.</text:span></text:a></text:span><text:span text:style-name="T117_14"><text:a xlink:type="simple" xlink:href="http://code.google.com/apis/maps/documentation/reference.html#GPolygon"><text:span text:style-name="T117_15">com</text:span></text:a></text:span><text:span text:style-name="T117_16"><text:a xlink:type="simple" xlink:href="http://code.google.com/apis/maps/documentation/reference.html#GPolygon"><text:span text:style-name="T117_17">/</text:span></text:a></text:span><text:span text:style-name="T117_18"><text:a xlink:type="simple" xlink:href="http://code.google.com/apis/maps/documentation/reference.html#GPolygon"><text:span text:style-name="T117_19">apis</text:span></text:a></text:span><text:span text:style-name="T117_20"><text:a xlink:type="simple" xlink:href="http://code.google.com/apis/maps/documentation/reference.html#GPolygon"><text:span text:style-name="T117_21">/</text:span></text:a></text:span><text:span text:style-name="T117_22"><text:a xlink:type="simple" xlink:href="http://code.google.com/apis/maps/documentation/reference.html#GPolygon"><text:span text:style-name="T117_23">maps</text:span></text:a></text:span><text:span text:style-name="T117_24"><text:a xlink:type="simple" xlink:href="http://code.google.com/apis/maps/documentation/reference.html#GPolygon"><text:span text:style-name="T117_25">/</text:span></text:a></text:span><text:span text:style-name="T117_26"><text:a xlink:type="simple" xlink:href="http://code.google.com/apis/maps/documentation/reference.html#GPolygon"><text:span text:style-name="T117_27">documentation</text:span></text:a></text:span><text:span text:style-name="T117_28"><text:a xlink:type="simple" xlink:href="http://code.google.com/apis/maps/documentation/reference.html#GPolygon"><text:span text:style-name="T117_29">/</text:span></text:a></text:span><text:span text:style-name="T117_30"><text:a xlink:type="simple" xlink:href="http://code.google.com/apis/maps/documentation/reference.html#GPolygon"><text:span text:style-name="T117_31">reference</text:span></text:a></text:span><text:span text:style-name="T117_32"><text:a xlink:type="simple" xlink:href="http://code.google.com/apis/maps/documentation/reference.html#GPolygon"><text:span text:style-name="T117_33">.</text:span></text:a></text:span><text:span text:style-name="T117_34"><text:a xlink:type="simple" xlink:href="http://code.google.com/apis/maps/documentation/reference.html#GPolygon"><text:span text:style-name="T117_35">html</text:span></text:a></text:span><text:span text:style-name="T117_36"><text:a xlink:type="simple" xlink:href="http://code.google.com/apis/maps/documentation/reference.html#GPolygon"><text:span text:style-name="T117_37">#</text:span></text:a></text:span><text:span text:style-name="T117_38"><text:a xlink:type="simple" xlink:href="http://code.google.com/apis/maps/documentation/reference.html#GPolygon"><text:span text:style-name="T117_39">GPolygon</text:span></text:a></text:span><text:span text:style-name="T117_40"><text:s/></text:span></text:p>
      <text:p text:style-name="P118"><text:span text:style-name="T118_1">       <text:s/></text:span><text:span text:style-name="T118_2">The</text:span><text:span text:style-name="T118_3"><text:s/></text:span><text:span text:style-name="T118_4">opts</text:span><text:span text:style-name="T118_5"><text:s/></text:span><text:span text:style-name="T118_6">argument</text:span><text:span text:style-name="T118_7"><text:s/></text:span><text:span text:style-name="T118_8">is</text:span><text:span text:style-name="T118_9"><text:s/></text:span><text:span text:style-name="T118_10">as</text:span><text:span text:style-name="T118_11"><text:s/></text:span><text:span text:style-name="T118_12">specified</text:span><text:span text:style-name="T118_13"><text:s/></text:span><text:span text:style-name="T118_14">at</text:span><text:span text:style-name="T118_15"><text:s/></text:span><text:span text:style-name="T118_16"><text:a xlink:type="simple" xlink:href="http://code.google.com/apis/maps/documentation/reference.html#GPolygonOptions"><text:span text:style-name="T118_17">http</text:span></text:a></text:span><text:span text:style-name="T118_18"><text:a xlink:type="simple" xlink:href="http://code.google.com/apis/maps/documentation/reference.html#GPolygonOptions"><text:span text:style-name="T118_19">://</text:span></text:a></text:span><text:span text:style-name="T118_20"><text:a xlink:type="simple" xlink:href="http://code.google.com/apis/maps/documentation/reference.html#GPolygonOptions"><text:span text:style-name="T118_21">code</text:span></text:a></text:span><text:span text:style-name="T118_22"><text:a xlink:type="simple" xlink:href="http://code.google.com/apis/maps/documentation/reference.html#GPolygonOptions"><text:span text:style-name="T118_23">.</text:span></text:a></text:span><text:span text:style-name="T118_24"><text:a xlink:type="simple" xlink:href="http://code.google.com/apis/maps/documentation/reference.html#GPolygonOptions"><text:span text:style-name="T118_25">google</text:span></text:a></text:span><text:span text:style-name="T118_26"><text:a xlink:type="simple" xlink:href="http://code.google.com/apis/maps/documentation/reference.html#GPolygonOptions"><text:span text:style-name="T118_27">.</text:span></text:a></text:span><text:span text:style-name="T118_28"><text:a xlink:type="simple" xlink:href="http://code.google.com/apis/maps/documentation/reference.html#GPolygonOptions"><text:span text:style-name="T118_29">com</text:span></text:a></text:span><text:span text:style-name="T118_30"><text:a xlink:type="simple" xlink:href="http://code.google.com/apis/maps/documentation/reference.html#GPolygonOptions"><text:span text:style-name="T118_31">/</text:span></text:a></text:span><text:span text:style-name="T118_32"><text:a xlink:type="simple" xlink:href="http://code.google.com/apis/maps/documentation/reference.html#GPolygonOptions"><text:span text:style-name="T118_33">apis</text:span></text:a></text:span><text:span text:style-name="T118_34"><text:a xlink:type="simple" xlink:href="http://code.google.com/apis/maps/documentation/reference.html#GPolygonOptions"><text:span text:style-name="T118_35">/</text:span></text:a></text:span><text:span text:style-name="T118_36"><text:a xlink:type="simple" xlink:href="http://code.google.com/apis/maps/documentation/reference.html#GPolygonOptions"><text:span text:style-name="T118_37">maps</text:span></text:a></text:span><text:span text:style-name="T118_38"><text:a xlink:type="simple" xlink:href="http://code.google.com/apis/maps/documentation/reference.html#GPolygonOptions"><text:span text:style-name="T118_39">/</text:span></text:a></text:span><text:span text:style-name="T118_40"><text:a xlink:type="simple" xlink:href="http://code.google.com/apis/maps/documentation/reference.html#GPolygonOptions"><text:span text:style-name="T118_41">documentation</text:span></text:a></text:span><text:span text:style-name="T118_42"><text:a xlink:type="simple" xlink:href="http://code.google.com/apis/maps/documentation/reference.html#GPolygonOptions"><text:span text:style-name="T118_43">/</text:span></text:a></text:span><text:span text:style-name="T118_44"><text:a xlink:type="simple" xlink:href="http://code.google.com/apis/maps/documentation/reference.html#GPolygonOptions"><text:span text:style-name="T118_45">reference</text:span></text:a></text:span><text:span text:style-name="T118_46"><text:a xlink:type="simple" xlink:href="http://code.google.com/apis/maps/documentation/reference.html#GPolygonOptions"><text:span text:style-name="T118_47">.</text:span></text:a></text:span><text:span text:style-name="T118_48"><text:a xlink:type="simple" xlink:href="http://code.google.com/apis/maps/documentation/reference.html#GPolygonOptions"><text:span text:style-name="T118_49">html</text:span></text:a></text:span><text:span text:style-name="T118_50"><text:a xlink:type="simple" xlink:href="http://code.google.com/apis/maps/documentation/reference.html#GPolygonOptions"><text:span text:style-name="T118_51">#</text:span></text:a></text:span><text:span text:style-name="T118_52"><text:a xlink:type="simple" xlink:href="http://code.google.com/apis/maps/documentation/reference.html#GPolygonOptions"><text:span text:style-name="T118_53">GPolygonOptions</text:span></text:a></text:span></text:p>
      <text:p text:style-name="P119"/>
      <text:p text:style-name="P120"><text:span text:style-name="T120_1">   <text:s/></text:span><text:span text:style-name="T120_2">getBounds</text:span><text:span text:style-name="T120_3">(<text:s/></text:span><text:span text:style-name="T120_4">overlays</text:span><text:span text:style-name="T120_5">,<text:s/></text:span><text:span text:style-name="T120_6">pad</text:span><text:span text:style-name="T120_7"><text:s/>?<text:s/>) <text:s/>=&gt;<text:s/></text:span><text:span text:style-name="T120_8">GLatLngBounds</text:span></text:p>
      <text:p text:style-name="P121"><text:span text:style-name="T121_1">       <text:s/></text:span><text:span text:style-name="T121_2">Returns</text:span><text:span text:style-name="T121_3"><text:s/></text:span><text:span text:style-name="T121_4">a</text:span><text:span text:style-name="T121_5"><text:s/></text:span><text:span text:style-name="T121_6">new</text:span><text:span text:style-name="T121_7"><text:s/></text:span><text:span text:style-name="T121_8">GLatLngBounds</text:span><text:span text:style-name="T121_9"><text:s/></text:span><text:span text:style-name="T121_10">object</text:span><text:span text:style-name="T121_11"><text:s/></text:span><text:span text:style-name="T121_12">that</text:span><text:span text:style-name="T121_13"><text:s/></text:span><text:span text:style-name="T121_14">contains</text:span><text:span text:style-name="T121_15"><text:s/></text:span><text:span text:style-name="T121_16">all</text:span><text:span text:style-name="T121_17"><text:s/></text:span><text:span text:style-name="T121_18">the</text:span><text:span text:style-name="T121_19"><text:s/></text:span><text:span text:style-name="T121_20">given</text:span><text:span text:style-name="T121_21"><text:s/></text:span><text:span text:style-name="T121_22">overlays</text:span><text:span text:style-name="T121_23"><text:s/>(</text:span><text:span text:style-name="T121_24">GMarker</text:span><text:span text:style-name="T121_25">s</text:span><text:span text:style-name="T121_26">,<text:s/></text:span><text:span text:style-name="T121_27">GPolyline</text:span><text:span text:style-name="T121_28">s</text:span><text:span text:style-name="T121_29"><text:s/></text:span><text:span text:style-name="T121_30">and</text:span><text:span text:style-name="T121_31"><text:s/></text:span><text:span text:style-name="T121_32">GPolygon</text:span><text:span text:style-name="T121_33">s</text:span><text:span text:style-name="T121_34">).</text:span></text:p>
      <text:p text:style-name="P122"><text:span text:style-name="T122_1">       <text:s/></text:span><text:span text:style-name="T122_2">If</text:span><text:span text:style-name="T122_3"><text:s/></text:span><text:span text:style-name="T122_4">the</text:span><text:span text:style-name="T122_5"><text:s/></text:span><text:span text:style-name="T122_6">optional</text:span><text:span text:style-name="T122_7"><text:s/></text:span><text:span text:style-name="T122_8">pad</text:span><text:span text:style-name="T122_9"><text:s/></text:span><text:span text:style-name="T122_10">argument</text:span><text:span text:style-name="T122_11"><text:s/></text:span><text:span text:style-name="T122_12">is</text:span><text:span text:style-name="T122_13"><text:s/></text:span><text:span text:style-name="T122_14">true</text:span><text:span text:style-name="T122_15">,<text:s/></text:span><text:span text:style-name="T122_16">the</text:span><text:span text:style-name="T122_17"><text:s/></text:span><text:span text:style-name="T122_18">bounds</text:span><text:span text:style-name="T122_19"><text:s/></text:span><text:span text:style-name="T122_20">will</text:span><text:span text:style-name="T122_21"><text:s/></text:span><text:span text:style-name="T122_22">be</text:span><text:span text:style-name="T122_23"><text:s/></text:span><text:span text:style-name="T122_24">given</text:span><text:span text:style-name="T122_25"><text:s/></text:span><text:span text:style-name="T122_26">some</text:span><text:span text:style-name="T122_27"><text:s/></text:span><text:span text:style-name="T122_28">extra</text:span><text:span text:style-name="T122_29"><text:s/></text:span><text:span text:style-name="T122_30">padding</text:span><text:span text:style-name="T122_31"><text:s/></text:span><text:span text:style-name="T122_32">in</text:span><text:span text:style-name="T122_33"><text:s/></text:span><text:span text:style-name="T122_34">all</text:span><text:span text:style-name="T122_35"><text:s/></text:span><text:span text:style-name="T122_36">directions</text:span><text:span text:style-name="T122_37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ourier New" svg:font-family="Courier New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.159cm" fo:margin-bottom="0.159cm" fo:margin-left="0.159cm" fo:margin-right="0.159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0cm" fo:line-height="100%" fo:margin-top="0.423cm" fo:margin-bottom="0.423cm" fo:margin-left="0cm" fo:margin-right="0cm" fo:keep-with-next="always" fo:keep-together="always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0cm" fo:line-height="100%" fo:margin-top="0.397cm" fo:margin-bottom="0.397cm" fo:margin-left="0cm" fo:margin-right="0cm" fo:keep-with-next="always" fo:keep-together="always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0cm" fo:line-height="100%" fo:margin-top="0.423cm" fo:margin-bottom="0.423cm" fo:margin-left="0cm" fo:margin-right="0cm" fo:keep-with-next="always" fo:keep-together="always" style:writing-mode="lr-tb"/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text-indent="0cm" fo:line-height="100%" fo:margin-top="0.45cm" fo:margin-bottom="0.45cm" fo:margin-left="0cm" fo:margin-right="0cm" fo:keep-with-next="always" fo:keep-together="always" style:writing-mode="lr-tb"/>
      <style:text-properties fo:font-style="normal" style:font-style-asian="normal" style:font-style-complex="normal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text-indent="0cm" fo:line-height="100%" fo:margin-top="0.45cm" fo:margin-bottom="0.45cm" fo:margin-left="0cm" fo:margin-right="0cm" fo:keep-with-next="always" fo:keep-together="always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text-indent="0cm" fo:line-height="100%" fo:margin-top="0.635cm" fo:margin-bottom="0.635cm" fo:margin-left="0cm" fo:margin-right="0cm" fo:keep-with-next="always" fo:keep-together="always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